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4846in"/>
    </style:style>
    <style:style style:name="co12" style:family="table-column">
      <style:table-column-properties fo:break-before="auto" style:column-width="1.8508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3.6374in"/>
    </style:style>
    <style:style style:name="co19" style:family="table-column">
      <style:table-column-properties fo:break-before="auto" style:column-width="2.3134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51" style:family="table-row">
      <style:table-row-properties style:row-height="0.8909in" fo:break-before="auto" style:use-optimal-row-height="false"/>
    </style:style>
    <style:style style:name="ro68" style:family="table-row">
      <style:table-row-properties style:row-height="0.4866in" fo:break-before="auto" style:use-optimal-row-height="true"/>
    </style:style>
    <style:style style:name="ro69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2.0102in" fo:break-before="auto" style:use-optimal-row-height="false"/>
    </style:style>
    <style:style style:name="ro14" style:family="table-row">
      <style:table-row-properties style:row-height="0.5283in" fo:break-before="auto" style:use-optimal-row-height="false"/>
    </style:style>
    <style:style style:name="ro15" style:family="table-row">
      <style:table-row-properties style:row-height="1.2638in" fo:break-before="auto" style:use-optimal-row-height="false"/>
    </style:style>
    <style:style style:name="ro16" style:family="table-row">
      <style:table-row-properties style:row-height="0.9016in" fo:break-before="auto" style:use-optimal-row-height="false"/>
    </style:style>
    <style:style style:name="ro17" style:family="table-row">
      <style:table-row-properties style:row-height="2.052in" fo:break-before="auto" style:use-optimal-row-height="false"/>
    </style:style>
    <style:style style:name="ro18" style:family="table-row">
      <style:table-row-properties style:row-height="2.1764in" fo:break-before="auto" style:use-optimal-row-height="false"/>
    </style:style>
    <style:style style:name="ro19" style:family="table-row">
      <style:table-row-properties style:row-height="0.5693in" fo:break-before="auto" style:use-optimal-row-height="false"/>
    </style:style>
    <style:style style:name="ro20" style:family="table-row">
      <style:table-row-properties style:row-height="1.1811in" fo:break-before="auto" style:use-optimal-row-height="false"/>
    </style:style>
    <style:style style:name="ro21" style:family="table-row">
      <style:table-row-properties style:row-height="0.7043in" fo:break-before="auto" style:use-optimal-row-height="false"/>
    </style:style>
    <style:style style:name="ro22" style:family="table-row">
      <style:table-row-properties style:row-height="3.3783in" fo:break-before="auto" style:use-optimal-row-height="false"/>
    </style:style>
    <style:style style:name="ro23" style:family="table-row">
      <style:table-row-properties style:row-height="2.0626in" fo:break-before="auto" style:use-optimal-row-height="false"/>
    </style:style>
    <style:style style:name="ro24" style:family="table-row">
      <style:table-row-properties style:row-height="0.8291in" fo:break-before="auto" style:use-optimal-row-height="false"/>
    </style:style>
    <style:style style:name="ro25" style:family="table-row">
      <style:table-row-properties style:row-height="1.0256in" fo:break-before="auto" style:use-optimal-row-height="false"/>
    </style:style>
    <style:style style:name="ro26" style:family="table-row">
      <style:table-row-properties style:row-height="2.2591in" fo:break-before="auto" style:use-optimal-row-height="false"/>
    </style:style>
    <style:style style:name="ro27" style:family="table-row">
      <style:table-row-properties style:row-height="0.839in" fo:break-before="auto" style:use-optimal-row-height="false"/>
    </style:style>
    <style:style style:name="ro28" style:family="table-row">
      <style:table-row-properties style:row-height="1.0465in" fo:break-before="auto" style:use-optimal-row-height="false"/>
    </style:style>
    <style:style style:name="ro29" style:family="table-row">
      <style:table-row-properties style:row-height="1.0571in" fo:break-before="auto" style:use-optimal-row-height="false"/>
    </style:style>
    <style:style style:name="ro30" style:family="table-row">
      <style:table-row-properties style:row-height="2.2902in" fo:break-before="auto" style:use-optimal-row-height="false"/>
    </style:style>
    <style:style style:name="ro31" style:family="table-row">
      <style:table-row-properties style:row-height="3.2543in" fo:break-before="auto" style:use-optimal-row-height="false"/>
    </style:style>
    <style:style style:name="ro32" style:family="table-row">
      <style:table-row-properties style:row-height="4.3736in" fo:break-before="auto" style:use-optimal-row-height="false"/>
    </style:style>
    <style:style style:name="ro33" style:family="table-row">
      <style:table-row-properties style:row-height="2.6736in" fo:break-before="auto" style:use-optimal-row-height="false"/>
    </style:style>
    <style:style style:name="ro34" style:family="table-row">
      <style:table-row-properties style:row-height="2.0417in" fo:break-before="auto" style:use-optimal-row-height="true"/>
    </style:style>
    <style:style style:name="ro35" style:family="table-row">
      <style:table-row-properties style:row-height="4.0626in" fo:break-before="auto" style:use-optimal-row-height="false"/>
    </style:style>
    <style:style style:name="ro36" style:family="table-row">
      <style:table-row-properties style:row-height="2.7571in" fo:break-before="auto" style:use-optimal-row-height="false"/>
    </style:style>
    <style:style style:name="ro37" style:family="table-row">
      <style:table-row-properties style:row-height="2.0728in" fo:break-before="auto" style:use-optimal-row-height="false"/>
    </style:style>
    <style:style style:name="ro38" style:family="table-row">
      <style:table-row-properties style:row-height="1.7827in" fo:break-before="auto" style:use-optimal-row-height="false"/>
    </style:style>
    <style:style style:name="ro39" style:family="table-row">
      <style:table-row-properties style:row-height="1.7516in" fo:break-before="auto" style:use-optimal-row-height="false"/>
    </style:style>
    <style:style style:name="ro40" style:family="table-row">
      <style:table-row-properties style:row-height="2in" fo:break-before="auto" style:use-optimal-row-height="false"/>
    </style:style>
    <style:style style:name="ro41" style:family="table-row">
      <style:table-row-properties style:row-height="0.7457in" fo:break-before="auto" style:use-optimal-row-height="false"/>
    </style:style>
    <style:style style:name="ro42" style:family="table-row">
      <style:table-row-properties style:row-height="0.9839in" fo:break-before="auto" style:use-optimal-row-height="false"/>
    </style:style>
    <style:style style:name="ro43" style:family="table-row">
      <style:table-row-properties style:row-height="1.5134in" fo:break-before="auto" style:use-optimal-row-height="false"/>
    </style:style>
    <style:style style:name="ro44" style:family="table-row">
      <style:table-row-properties style:row-height="0.849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2126in" fo:break-before="auto" style:use-optimal-row-height="false"/>
    </style:style>
    <style:style style:name="ro48" style:family="table-row">
      <style:table-row-properties style:row-height="1.2846in" fo:break-before="auto" style:use-optimal-row-height="false"/>
    </style:style>
    <style:style style:name="ro49" style:family="table-row">
      <style:table-row-properties style:row-height="0.7665in" fo:break-before="auto" style:use-optimal-row-height="false"/>
    </style:style>
    <style:style style:name="ro50" style:family="table-row">
      <style:table-row-properties style:row-height="1.6783in" fo:break-before="auto" style:use-optimal-row-height="false"/>
    </style:style>
    <style:style style:name="ro52" style:family="table-row">
      <style:table-row-properties style:row-height="2.5075in" fo:break-before="auto" style:use-optimal-row-height="false"/>
    </style:style>
    <style:style style:name="ro53" style:family="table-row">
      <style:table-row-properties style:row-height="0.6008in" fo:break-before="auto" style:use-optimal-row-height="false"/>
    </style:style>
    <style:style style:name="ro54" style:family="table-row">
      <style:table-row-properties style:row-height="1.0984in" fo:break-before="auto" style:use-optimal-row-height="false"/>
    </style:style>
    <style:style style:name="ro55" style:family="table-row">
      <style:table-row-properties style:row-height="0.9429in" fo:break-before="auto" style:use-optimal-row-height="false"/>
    </style:style>
    <style:style style:name="ro56" style:family="table-row">
      <style:table-row-properties style:row-height="0.6425in" fo:break-before="auto" style:use-optimal-row-height="true"/>
    </style:style>
    <style:style style:name="ro57" style:family="table-row">
      <style:table-row-properties style:row-height="0.9945in" fo:break-before="auto" style:use-optimal-row-height="false"/>
    </style:style>
    <style:style style:name="ro58" style:family="table-row">
      <style:table-row-properties style:row-height="0.7146in" fo:break-before="auto" style:use-optimal-row-height="false"/>
    </style:style>
    <style:style style:name="ro59" style:family="table-row">
      <style:table-row-properties style:row-height="0.5902in" fo:break-before="auto" style:use-optimal-row-height="false"/>
    </style:style>
    <style:style style:name="ro60" style:family="table-row">
      <style:table-row-properties style:row-height="1.1398in" fo:break-before="auto" style:use-optimal-row-height="false"/>
    </style:style>
    <style:style style:name="ro61" style:family="table-row">
      <style:table-row-properties style:row-height="2.0417in" fo:break-before="auto" style:use-optimal-row-height="false"/>
    </style:style>
    <style:style style:name="ro62" style:family="table-row">
      <style:table-row-properties style:row-height="1.461in" fo:break-before="auto" style:use-optimal-row-height="false"/>
    </style:style>
    <style:style style:name="ro63" style:family="table-row">
      <style:table-row-properties style:row-height="1.5752in" fo:break-before="auto" style:use-optimal-row-height="false"/>
    </style:style>
    <style:style style:name="ro64" style:family="table-row">
      <style:table-row-properties style:row-height="1.6272in" fo:break-before="auto" style:use-optimal-row-height="false"/>
    </style:style>
    <style:style style:name="ro65" style:family="table-row">
      <style:table-row-properties style:row-height="1.1189in" fo:break-before="auto" style:use-optimal-row-height="false"/>
    </style:style>
    <style:style style:name="ro66" style:family="table-row">
      <style:table-row-properties style:row-height="1.8862in" fo:break-before="auto" style:use-optimal-row-height="false"/>
    </style:style>
    <style:style style:name="ro67" style:family="table-row">
      <style:table-row-properties style:row-height="1.3984in" fo:break-before="auto" style:use-optimal-row-height="false"/>
    </style:style>
    <style:style style:name="ro70" style:family="table-row">
      <style:table-row-properties style:row-height="1.5854in" fo:break-before="auto" style:use-optimal-row-height="false"/>
    </style:style>
    <style:style style:name="ro71" style:family="table-row">
      <style:table-row-properties style:row-height="1.15in" fo:break-before="auto" style:use-optimal-row-height="false"/>
    </style:style>
    <style:style style:name="ro72" style:family="table-row">
      <style:table-row-properties style:row-height="1.3055in" fo:break-before="auto" style:use-optimal-row-height="false"/>
    </style:style>
    <style:style style:name="ro73" style:family="table-row">
      <style:table-row-properties style:row-height="1.2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4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35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40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46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51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8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3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/>
    <style:style style:name="T13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0" style:family="text">
      <style:text-properties style:font-name="Arial" style:font-name-asian="Lucida Sans Unicode" style:font-name-complex="Tahoma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Arial" fo:language="en" fo:country="GB" style:font-name-asian="Tahoma" style:font-name-complex="Tahoma2"/>
    </style:style>
    <style:style style:name="T18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9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20" style:family="text">
      <style:text-properties style:font-name="Arial" fo:font-weight="bold" style:font-name-asian="Lucida Sans Unicode" style:font-weight-asian="bold" style:font-name-complex="Tahoma2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3"/>
          <table:covered-table-cell table:style-name="ce13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57.0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8.001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9.001</text:p>
          </table:table-cell>
          <table:table-cell table:style-name="ce10" office:value-type="string">
            <text:p>Edit Full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0.001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1.001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2.001</text:p>
          </table:table-cell>
          <table:table-cell table:style-name="ce11" office:value-type="string">
            <text:p>Delet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3.001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4.001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5.001</text:p>
          </table:table-cell>
          <table:table-cell table:style-name="ce11" office:value-type="string">
            <text:p>Preview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6.001</text:p>
          </table:table-cell>
          <table:table-cell table:style-name="ce11" office:value-type="string">
            <text:p>Syntax Hel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7.001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8.001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9.001</text:p>
          </table:table-cell>
          <table:table-cell table:style-name="ce11" office:value-type="string">
            <text:p>View Revi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0.001</text:p>
          </table:table-cell>
          <table:table-cell table:style-name="ce11" office:value-type="string">
            <text:p><text:span text:style-name="T3">Restore Versi</text:span>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1.001</text:p>
          </table:table-cell>
          <table:table-cell table:style-name="ce11" office:value-type="string">
            <text:p>Compare Ver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2.0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3.001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4.001</text:p>
          </table:table-cell>
          <table:table-cell table:style-name="ce11" office:value-type="string">
            <text:p>Setting Edit M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5.0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6.001</text:p>
          </table:table-cell>
          <table:table-cell table:style-name="ce11" office:value-type="string">
            <text:p>Navigation Tree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3" table:number-columns-repeated="1014" table:default-cell-style-name="ce57"/>
        <table:table-row table:style-name="ro11">
          <table:table-cell table:style-name="ce34"/>
          <table:table-cell table:style-name="ce40" office:value-type="string">
            <text:p>TEST CASES</text:p>
          </table:table-cell>
          <table:table-cell table:style-name="ce46"/>
          <table:table-cell table:style-name="ce41" table:number-columns-repeated="2"/>
          <table:table-cell table:style-name="ce52" table:number-columns-repeated="2"/>
          <table:table-cell table:style-name="ce41" table:number-columns-repeated="2"/>
          <table:table-cell table:style-name="ce80"/>
          <table:table-cell table:style-name="ce81" office:value-type="string">
            <text:p>Passed</text:p>
          </table:table-cell>
          <table:table-cell table:style-name="ce81" table:formula="of:=COUNTIF([.L$7:.L$1028];[.$K1])" office:value-type="float" office:value="0">
            <text:p>0</text:p>
          </table:table-cell>
          <table:table-cell table:style-name="ce81" table:formula="of:=COUNTIF([.M$7:.M$1028];[.$K1])" office:value-type="float" office:value="0">
            <text:p>0</text:p>
          </table:table-cell>
          <table:table-cell table:style-name="ce81" table:formula="of:=COUNTIF([.N$7:.N$1028];[.$K1])" office:value-type="float" office:value="0">
            <text:p>0</text:p>
          </table:table-cell>
          <table:table-cell table:style-name="ce81" table:formula="of:=COUNTIF([.O$7:.O$1028];[.$K1])" office:value-type="float" office:value="0">
            <text:p>0</text:p>
          </table:table-cell>
          <table:table-cell table:style-name="ce80" table:number-columns-repeated="5"/>
          <table:table-cell table:style-name="ce85" table:number-columns-repeated="206"/>
          <table:table-cell table:number-columns-repeated="798"/>
        </table:table-row>
        <table:table-row table:style-name="ro11">
          <table:table-cell table:style-name="ce34"/>
          <table:table-cell table:style-name="ce41"/>
          <table:table-cell table:style-name="ce47"/>
          <table:table-cell table:style-name="ce41" table:number-columns-repeated="2"/>
          <table:table-cell table:style-name="ce52" table:number-columns-repeated="2"/>
          <table:table-cell table:style-name="ce41" table:number-columns-repeated="2"/>
          <table:table-cell table:style-name="ce81"/>
          <table:table-cell table:style-name="ce81" office:value-type="string">
            <text:p>Failed</text:p>
          </table:table-cell>
          <table:table-cell table:style-name="ce81" table:formula="of:=COUNTIF([.L$7:.L$1028];[.$K2])" office:value-type="float" office:value="0">
            <text:p>0</text:p>
          </table:table-cell>
          <table:table-cell table:style-name="ce81" table:formula="of:=COUNTIF([.M$7:.M$1028];[.$K2])" office:value-type="float" office:value="0">
            <text:p>0</text:p>
          </table:table-cell>
          <table:table-cell table:style-name="ce81" table:formula="of:=COUNTIF([.N$7:.N$1028];[.$K2])" office:value-type="float" office:value="0">
            <text:p>0</text:p>
          </table:table-cell>
          <table:table-cell table:style-name="ce81" table:formula="of:=COUNTIF([.O$7:.O$1028];[.$K2])" office:value-type="float" office:value="0">
            <text:p>0</text:p>
          </table:table-cell>
          <table:table-cell table:style-name="ce81" table:number-columns-repeated="2"/>
          <table:table-cell table:style-name="ce52"/>
          <table:table-cell table:style-name="ce80" table:number-columns-repeated="2"/>
          <table:table-cell table:style-name="ce85" table:number-columns-repeated="206"/>
          <table:table-cell table:number-columns-repeated="798"/>
        </table:table-row>
        <table:table-row table:style-name="ro3">
          <table:table-cell table:style-name="ce34"/>
          <table:table-cell table:style-name="ce42" office:value-type="string">
            <text:p>Function List<text:span text:style-name="T5">:</text:span></text:p>
          </table:table-cell>
          <table:table-cell table:style-name="ce34" office:value-type="string" table:number-columns-spanned="3" table:number-rows-spanned="1">
            <text:p>All main Actions in Forum, Answer and FAQ porlet</text:p>
          </table:table-cell>
          <table:covered-table-cell table:style-name="ce52"/>
          <table:covered-table-cell table:style-name="ce52"/>
          <table:table-cell table:style-name="ce52" table:number-columns-repeated="2"/>
          <table:table-cell table:style-name="ce64"/>
          <table:table-cell table:style-name="ce52"/>
          <table:table-cell table:style-name="ce81"/>
          <table:table-cell table:style-name="ce81" office:value-type="string">
            <text:p>Blocked</text:p>
          </table:table-cell>
          <table:table-cell table:style-name="ce81" table:formula="of:=COUNTIF([.L$7:.L$1028];[.$K3])" office:value-type="float" office:value="0">
            <text:p>0</text:p>
          </table:table-cell>
          <table:table-cell table:style-name="ce81" table:formula="of:=COUNTIF([.M$7:.M$1028];[.$K3])" office:value-type="float" office:value="0">
            <text:p>0</text:p>
          </table:table-cell>
          <table:table-cell table:style-name="ce81" table:formula="of:=COUNTIF([.N$7:.N$1028];[.$K3])" office:value-type="float" office:value="0">
            <text:p>0</text:p>
          </table:table-cell>
          <table:table-cell table:style-name="ce81" table:formula="of:=COUNTIF([.O$7:.O$1028];[.$K3])" office:value-type="float" office:value="0">
            <text:p>0</text:p>
          </table:table-cell>
          <table:table-cell table:style-name="ce81" table:number-columns-repeated="2"/>
          <table:table-cell table:style-name="ce52"/>
          <table:table-cell table:style-name="ce80" table:number-columns-repeated="2"/>
          <table:table-cell table:style-name="ce85" table:number-columns-repeated="206"/>
          <table:table-cell table:number-columns-repeated="798"/>
        </table:table-row>
        <table:table-row table:style-name="ro12">
          <table:table-cell table:style-name="ce34"/>
          <table:table-cell table:style-name="ce42" office:value-type="string">
            <text:p>Total main cases:</text:p>
          </table:table-cell>
          <table:table-cell table:style-name="ce48" table:formula="of:=MAX([.A7:.A1123])" office:value-type="float" office:value="76" table:number-columns-spanned="3" table:number-rows-spanned="1">
            <text:p>76</text:p>
          </table:table-cell>
          <table:covered-table-cell table:style-name="ce53"/>
          <table:covered-table-cell table:style-name="ce53"/>
          <table:table-cell table:style-name="ce52" table:number-columns-repeated="2"/>
          <table:table-cell table:style-name="ce64"/>
          <table:table-cell table:style-name="ce52"/>
          <table:table-cell table:style-name="ce81"/>
          <table:table-cell table:style-name="ce82" office:value-type="string">
            <text:p>Untested</text:p>
          </table:table-cell>
          <table:table-cell table:style-name="ce81" table:formula="of:=COUNTIF([.L$7:.L$1028];[.$K4])" office:value-type="float" office:value="0">
            <text:p>0</text:p>
          </table:table-cell>
          <table:table-cell table:style-name="ce81" table:formula="of:=COUNTIF([.M$7:.M$1028];[.$K4])" office:value-type="float" office:value="0">
            <text:p>0</text:p>
          </table:table-cell>
          <table:table-cell table:style-name="ce81" table:formula="of:=COUNTIF([.N$7:.N$1028];[.$K4])" office:value-type="float" office:value="0">
            <text:p>0</text:p>
          </table:table-cell>
          <table:table-cell table:style-name="ce81" table:formula="of:=COUNTIF([.O$7:.O$1028];[.$K4])" office:value-type="float" office:value="0">
            <text:p>0</text:p>
          </table:table-cell>
          <table:table-cell table:style-name="ce81" table:number-columns-repeated="2"/>
          <table:table-cell table:style-name="ce52"/>
          <table:table-cell table:style-name="ce80" table:number-columns-repeated="2"/>
          <table:table-cell table:style-name="ce85" table:number-columns-repeated="206"/>
          <table:table-cell table:number-columns-repeated="798"/>
        </table:table-row>
        <table:table-row table:style-name="ro11">
          <table:table-cell table:style-name="ce34"/>
          <table:table-cell table:style-name="ce43"/>
          <table:table-cell table:style-name="ce49"/>
          <table:table-cell table:style-name="ce54" table:number-columns-repeated="6"/>
          <table:table-cell table:style-name="ce82"/>
          <table:table-cell table:style-name="ce52" office:value-type="string">
            <text:p>N/A</text:p>
          </table:table-cell>
          <table:table-cell table:style-name="ce81" table:formula="of:=COUNTIF([.L$7:.L$1028];[.$K5])" office:value-type="float" office:value="0">
            <text:p>0</text:p>
          </table:table-cell>
          <table:table-cell table:style-name="ce81" table:formula="of:=COUNTIF([.M$7:.M$1028];[.$K5])" office:value-type="float" office:value="0">
            <text:p>0</text:p>
          </table:table-cell>
          <table:table-cell table:style-name="ce81" table:formula="of:=COUNTIF([.N$7:.N$1028];[.$K5])" office:value-type="float" office:value="0">
            <text:p>0</text:p>
          </table:table-cell>
          <table:table-cell table:style-name="ce81" table:formula="of:=COUNTIF([.O$7:.O$1028];[.$K5])" office:value-type="float" office:value="0">
            <text:p>0</text:p>
          </table:table-cell>
          <table:table-cell table:style-name="ce81" table:number-columns-repeated="2"/>
          <table:table-cell table:style-name="ce52"/>
          <table:table-cell table:style-name="ce54" table:number-columns-repeated="2"/>
          <table:table-cell table:style-name="ce86" table:number-columns-repeated="206"/>
          <table:table-cell table:number-columns-repeated="798"/>
        </table:table-row>
        <table:table-row table:style-name="ro2">
          <table:table-cell table:style-name="ce35" office:value-type="string">
            <text:p>Case No</text:p>
          </table:table-cell>
          <table:table-cell table:style-name="ce44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50" office:value-type="string">
            <text:p>Step</text:p>
          </table:table-cell>
          <table:table-cell table:style-name="ce50" office:value-type="string">
            <text:p>Expected Resul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83" office:value-type="string">
            <text:p>Tester</text:p>
          </table:table-cell>
          <table:table-cell table:style-name="ce83"/>
          <table:table-cell table:style-name="ce84" table:number-columns-repeated="3"/>
          <table:table-cell table:style-name="ce83" office:value-type="string">
            <text:p>JIRA issue</text:p>
          </table:table-cell>
          <table:table-cell table:style-name="ce83" office:value-type="string">
            <text:p>Comment</text:p>
          </table:table-cell>
          <table:table-cell table:style-name="ce84" table:number-columns-repeated="3"/>
          <table:table-cell table:style-name="ce39" table:number-columns-repeated="1004"/>
        </table:table-row>
        <table:table-row table:style-name="ro13">
          <table:table-cell table:style-name="ce36" office:value-type="float" office:value="1">
            <text:p>001</text:p>
          </table:table-cell>
          <table:table-cell table:style-name="ce45" office:value-type="string">
            <text:p>SNF_KS_01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Category\Basic_Actions</text:p>
          </table:table-cell>
          <table:table-cell table:style-name="ce8" office:value-type="string">
            <text:p>Manage Category(Add/Edit/Delete/Move)</text:p>
          </table:table-cell>
          <table:table-cell table:style-name="ce56" table:content-validation-name="val1" office:value-type="string">
            <text:p>Step 1: Add/Edit/Move/Delete category</text:p>
          </table:table-cell>
          <table:table-cell table:style-name="ce56" office:value-type="string">
            <text:p><text:span text:style-name="T6">Add</text:span><text:span text:style-name="T7"> </text:span></text:p>
            <text:p>- Go to Answers page</text:p>
            <text:p>- Select Category → Add Category</text:p>
            <text:p>- Put values</text:p>
            <text:p><text:span text:style-name="T6">Edit</text:span><text:span text:style-name="T7"> </text:span></text:p>
            <text:p><text:span text:style-name="T8">- Right click on 1 category and </text:span><text:span text:style-name="T8">select Edit</text:span></text:p>
            <text:p><text:span text:style-name="T8">- Change values</text:span></text:p>
            <text:p><text:span text:style-name="T6">Delete</text:span></text:p>
            <text:p><text:span text:style-name="T9">- Right click on 1 category and </text:span><text:span text:style-name="T9">select Delete</text:span></text:p>
            <text:p><text:span text:style-name="T6">Move</text:span><text:span text:style-name="T7"> </text:span></text:p>
            <text:p><text:span text:style-name="T9">- Right click on 1 category and </text:span><text:span text:style-name="T9">select Move</text:span></text:p>
            <text:p><text:span text:style-name="T9">- Choose destination category</text:span></text:p>
          </table:table-cell>
          <table:table-cell table:style-name="ce5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4">
          <table:table-cell table:style-name="ce3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5" office:value-type="string">
            <text:p>SNF_KS_02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Category\Drag_Drop</text:p>
          </table:table-cell>
          <table:table-cell table:style-name="ce8" office:value-type="string">
            <text:p>Drag and Drop category</text:p>
          </table:table-cell>
          <table:table-cell table:style-name="ce56" table:content-validation-name="val1" office:value-type="string">
            <text:p>Step 1: Create categories after drag and drop them</text:p>
          </table:table-cell>
          <table:table-cell table:style-name="ce56" office:value-type="string">
            <text:p>- Create some categories </text:p>
            <text:p>- Drag and drop a category into another category</text:p>
          </table:table-cell>
          <table:table-cell table:style-name="ce56" office:value-type="string">
            <text:p>Category is dragged and dropped successfully to selected category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5">
          <table:table-cell table:style-name="ce3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5" office:value-type="string">
            <text:p>SNF_KS_03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Category\Export Import</text:p>
          </table:table-cell>
          <table:table-cell table:style-name="ce8" office:value-type="string">
            <text:p>Export/Import category</text:p>
          </table:table-cell>
          <table:table-cell table:style-name="ce56" table:content-validation-name="val1" office:value-type="string">
            <text:p>Step 1: Create categories after export and import them</text:p>
          </table:table-cell>
          <table:table-cell table:style-name="ce56" office:value-type="string">
            <text:p>- Create some categories</text:p>
            <text:p><text:span text:style-name="T6">Export:</text:span></text:p>
            <text:p>- Right click on 1 category and select Export</text:p>
            <text:p>- Put file's name and Export</text:p>
            <text:p><text:span text:style-name="T6">Import</text:span></text:p>
            <text:p><text:span text:style-name="T10">- Right click on 1 category and </text:span><text:span text:style-name="T10">select Import</text:span></text:p>
            <text:p><text:span text:style-name="T10">- Choose the file</text:span></text:p>
          </table:table-cell>
          <table:table-cell table:style-name="ce56" office:value-type="string">
            <text:p>Category and its questions are exported/imported successfully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6">
          <table:table-cell table:style-name="ce3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5" office:value-type="string">
            <text:p>SNF_KS_04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Category\Watch_Unwatch</text:p>
          </table:table-cell>
          <table:table-cell table:style-name="ce8" office:value-type="string">
            <text:p>Watch/Unwatch category</text:p>
          </table:table-cell>
          <table:table-cell table:style-name="ce56" table:content-validation-name="val1" office:value-type="string">
            <text:p>Step 1: Create category after watch and unwatch them</text:p>
          </table:table-cell>
          <table:table-cell table:style-name="ce56" office:value-type="string">
            <text:p><text:span text:style-name="T6">Watch</text:span></text:p>
            <text:p>- Right click on 1 category and select Watch</text:p>
            <text:p><text:span text:style-name="T6">Unwatch</text:span></text:p>
            <text:p>- Right click on 1 watching category and select Unwatch</text:p>
            <text:p/>
          </table:table-cell>
          <table:table-cell table:style-name="ce56" office:value-type="string">
            <text:p>Category is watched/unwatched successfully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7">
          <table:table-cell table:style-name="ce3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5" office:value-type="string">
            <text:p>SNF_KS_05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Category\Manage_Watch </text:p>
          </table:table-cell>
          <table:table-cell table:style-name="ce8" office:value-type="string">
            <text:p>Manage watch (Add/Edit/Remove)</text:p>
          </table:table-cell>
          <table:table-cell table:style-name="ce56" table:content-validation-name="val1" office:value-type="string">
            <text:p>Step 1: Manage watch</text:p>
          </table:table-cell>
          <table:table-cell table:style-name="ce56" office:value-type="string">
            <text:p>- Right click on 1 category and select Watch</text:p>
            <text:p>- Click on Watch icon</text:p>
            <text:p><text:span text:style-name="T6">Add</text:span></text:p>
            <text:p>- Click on Add button</text:p>
            <text:p>- Put user name and email</text:p>
            <text:p>- Click Save</text:p>
            <text:p><text:span text:style-name="T6">Edit</text:span></text:p>
            <text:p>- Click Edit icon corresponding with the email want to edit</text:p>
            <text:p>- Change values</text:p>
            <text:p>- Click Save</text:p>
            <text:p><text:span text:style-name="T6">Remove</text:span></text:p>
            <text:p>- Click Edit icon corresponding with the email want to edit</text:p>
            <text:p/>
          </table:table-cell>
          <table:table-cell table:style-name="ce56" office:value-type="string">
            <text:p>Email address is added/edited/deleted successful in Manage watch form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6">
          <table:table-cell table:style-name="ce3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5" office:value-type="string">
            <text:p>SNF_KS_06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Category\RSS</text:p>
          </table:table-cell>
          <table:table-cell table:style-name="ce8" office:value-type="string">
            <text:p>Get RSS of Category</text:p>
          </table:table-cell>
          <table:table-cell table:style-name="ce56" table:content-validation-name="val1" office:value-type="string">
            <text:p>Step 1: Get RSS of category</text:p>
          </table:table-cell>
          <table:table-cell table:style-name="ce56" office:value-type="string">
            <text:p>- Open a category</text:p>
            <text:p>- Select “RSS” on main menu or right click menu</text:p>
          </table:table-cell>
          <table:table-cell table:style-name="ce56" office:value-type="string">
            <text:p>Category and questions inside is displayed in RSS feed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8">
          <table:table-cell table:style-name="ce3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5" office:value-type="string">
            <text:p>SNF_KS_07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Question\Basic_Actions</text:p>
          </table:table-cell>
          <table:table-cell table:style-name="ce8" office:value-type="string">
            <text:p>Basic action on question(Add/Edit/Delete/Move)</text:p>
          </table:table-cell>
          <table:table-cell table:style-name="ce56" table:content-validation-name="val1" office:value-type="string">
            <text:p>Step 1: Add/Edit/Move/Delete <text:s/>Question</text:p>
          </table:table-cell>
          <table:table-cell table:style-name="ce56" office:value-type="string">
            <text:p><text:span text:style-name="T6">Add Question</text:span></text:p>
            <text:p>- Select 1 category and click on Submit question</text:p>
            <text:p>- Put values</text:p>
            <text:p><text:span text:style-name="T6">Edit Question</text:span></text:p>
            <text:p>- Right click on a question and select Edit</text:p>
            <text:p>- Change values</text:p>
            <text:p><text:span text:style-name="T6">Delete Question</text:span></text:p>
            <text:p><text:span text:style-name="T9">- Right click on a question and </text:span><text:span text:style-name="T9">select Delete</text:span></text:p>
            <text:p><text:span text:style-name="T6">Move Question</text:span></text:p>
            <text:p><text:span text:style-name="T11">- Right click on question and select </text:span><text:span text:style-name="T11">Move to </text:span></text:p>
            <text:p><text:span text:style-name="T11">- Select destination category </text:span></text:p>
          </table:table-cell>
          <table:table-cell table:style-name="ce5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9">
          <table:table-cell table:style-name="ce3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5" office:value-type="string">
            <text:p>SNF_KS_08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Question\Vote</text:p>
          </table:table-cell>
          <table:table-cell table:style-name="ce8" office:value-type="string">
            <text:p>Vote question</text:p>
          </table:table-cell>
          <table:table-cell table:style-name="ce56" table:content-validation-name="val1" office:value-type="string">
            <text:p>Step 1: Vote Question</text:p>
          </table:table-cell>
          <table:table-cell table:style-name="ce56" office:value-type="string">
            <text:p>- Open a question</text:p>
            <text:p>- Vote Question by select number of star</text:p>
          </table:table-cell>
          <table:table-cell table:style-name="ce56" office:value-type="string">
            <text:p>- Question is voted successful.</text:p>
            <text:p>The number of stars are selected set yellow.</text:p>
            <text:p/>
          </table:table-cell>
          <table:table-cell table:style-name="ce78" office:value-type="string">
            <text:p>Low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0">
          <table:table-cell table:style-name="ce3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5" office:value-type="string">
            <text:p>SNF_KS_0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Question\Discuss</text:p>
          </table:table-cell>
          <table:table-cell table:style-name="ce8" office:value-type="string">
            <text:p>Discuss question to forum</text:p>
          </table:table-cell>
          <table:table-cell table:style-name="ce56" table:content-validation-name="val1" office:value-type="string">
            <text:p>Step 1: Discuss Question</text:p>
          </table:table-cell>
          <table:table-cell table:style-name="ce56" office:value-type="string">
            <text:p>- Go to Forum page and add new forum</text:p>
            <text:p>- Go to Answers page and open form to edit this page</text:p>
            <text:p>- Enable Discussion function and select created forum</text:p>
            <text:p>- Create new question on Answers</text:p>
            <text:p>- Right click on question and select Discuss</text:p>
          </table:table-cell>
          <table:table-cell table:style-name="ce56" office:value-type="string">
            <text:p>Discuss question in forum is successful</text:p>
            <text:p>The question become a topic in the selected forum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1">
          <table:table-cell table:style-name="ce3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5" office:value-type="string">
            <text:p>SNF_KS_1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Question\Print</text:p>
          </table:table-cell>
          <table:table-cell table:style-name="ce8" office:value-type="string">
            <text:p>View/print preview question</text:p>
          </table:table-cell>
          <table:table-cell table:style-name="ce59" table:content-validation-name="val1" office:value-type="string">
            <text:p>Step 1: Print Question</text:p>
          </table:table-cell>
          <table:table-cell table:style-name="ce56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56" office:value-type="string">
            <text:p>Question content is shown in print preview form</text:p>
          </table:table-cell>
          <table:table-cell table:style-name="ce78" office:value-type="string">
            <text:p>Low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">
          <table:table-cell table:style-name="ce3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5" office:value-type="string">
            <text:p>SNF_KS_1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Question\Send</text:p>
          </table:table-cell>
          <table:table-cell table:style-name="ce8" office:value-type="string">
            <text:p>Send to friend</text:p>
          </table:table-cell>
          <table:table-cell table:style-name="ce56" table:content-validation-name="val1" office:value-type="string">
            <text:p>Step 1: Send Question</text:p>
          </table:table-cell>
          <table:table-cell table:style-name="ce56" office:value-type="string">
            <text:p>- Right click on question and send question</text:p>
            <text:p>- Check mail Inbox to see question content, question link</text:p>
          </table:table-cell>
          <table:table-cell table:style-name="ce56" office:value-type="string">
            <text:p>- Mail is sent successful to email address</text:p>
            <text:p>- Content of mail includes Question content &amp; Question link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2">
          <table:table-cell table:style-name="ce3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5" office:value-type="string">
            <text:p>SNF_KS_1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Question\Manage_Question</text:p>
          </table:table-cell>
          <table:table-cell table:style-name="ce8" office:value-type="string">
            <text:p>Manage Question</text:p>
          </table:table-cell>
          <table:table-cell table:style-name="ce59" table:content-validation-name="val1" office:value-type="string">
            <text:p>Step 1: Manage <text:s/>Question</text:p>
          </table:table-cell>
          <table:table-cell table:style-name="ce56" office:value-type="string">
            <text:p>- Click Manage Question in the main menu</text:p>
            <text:p><text:span text:style-name="T6">Approve/disapprove</text:span></text:p>
            <text:p><text:span text:style-name="T12">- Select All Question tab</text:span></text:p>
            <text:p>- Click Disapprove icon on approved question</text:p>
            <text:p><text:span text:style-name="T10">- Click Approve icon on </text:span><text:span text:style-name="T10">disapproved question</text:span></text:p>
            <text:p><text:span text:style-name="T6">Active/Inactive</text:span><text:span text:style-name="T7"> </text:span></text:p>
            <text:p><text:span text:style-name="T14">- Select All Question tab</text:span></text:p>
            <text:p><text:span text:style-name="T10">- Click Inactivate icon on activated </text:span><text:span text:style-name="T10">question</text:span></text:p>
            <text:p><text:span text:style-name="T10">- Click Activate icon on inactivate </text:span><text:span text:style-name="T10">question</text:span></text:p>
            <text:p><text:span text:style-name="T6">Answer question</text:span></text:p>
            <text:p><text:span text:style-name="T14">- Select Open Question tab</text:span></text:p>
            <text:p><text:span text:style-name="T10">- Click Answer on question want to </text:span><text:span text:style-name="T10">answer</text:span></text:p>
            <text:p><text:span text:style-name="T10">- Put values</text:span></text:p>
            <text:p><text:span text:style-name="T6">Edit question</text:span></text:p>
            <text:p><text:span text:style-name="T14">- Select All Question tab</text:span></text:p>
            <text:p><text:span text:style-name="T10">- Click Edit on question want to edit</text:span></text:p>
            <text:p><text:span text:style-name="T10">- Put values</text:span></text:p>
            <text:p><text:span text:style-name="T6">Delete question</text:span></text:p>
            <text:p><text:span text:style-name="T14">- Select All Question tab</text:span></text:p>
            <text:p><text:span text:style-name="T10">- Click Edit on question want to </text:span><text:span text:style-name="T10">delete</text:span></text:p>
          </table:table-cell>
          <table:table-cell table:style-name="ce5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3">
          <table:table-cell table:style-name="ce3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5" office:value-type="string">
            <text:p>SNF_KS_1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nswer\Basic_Actions</text:p>
          </table:table-cell>
          <table:table-cell table:style-name="ce8" office:value-type="string">
            <text:p>Basic action on answer (Add/Edit/Delete)</text:p>
          </table:table-cell>
          <table:table-cell table:style-name="ce56" table:content-validation-name="val1" office:value-type="string">
            <text:p>Step 1: Add/Edit/Delete Answer</text:p>
          </table:table-cell>
          <table:table-cell table:style-name="ce56" office:value-type="string">
            <text:p>- Create new question and open it</text:p>
            <text:p><text:span text:style-name="T6"><text:s/></text:span><text:span text:style-name="T6">Add answers</text:span></text:p>
            <text:p>- Click Answer button</text:p>
            <text:p>- Put values </text:p>
            <text:p><text:span text:style-name="T6">Edit</text:span></text:p>
            <text:p><text:span text:style-name="T11">- Open question having answers </text:span></text:p>
            <text:p><text:span text:style-name="T11">- Click Edit icon in answer of </text:span><text:span text:style-name="T11">question</text:span></text:p>
            <text:p><text:span text:style-name="T11">- Put values</text:span></text:p>
            <text:p><text:span text:style-name="T6">Delete</text:span></text:p>
            <text:p><text:span text:style-name="T9">- Open question having answers </text:span></text:p>
            <text:p><text:span text:style-name="T9">- Click Delete icon in answer of </text:span><text:span text:style-name="T9">question</text:span></text:p>
            <text:p/>
            <text:p/>
          </table:table-cell>
          <table:table-cell table:style-name="ce5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4">
          <table:table-cell table:style-name="ce3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5" office:value-type="string">
            <text:p>SNF_KS_1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nswer\Rate_And_Sort</text:p>
          </table:table-cell>
          <table:table-cell table:style-name="ce8" office:value-type="string">
            <text:p>Rate/Sort answers</text:p>
          </table:table-cell>
          <table:table-cell table:style-name="ce56" table:content-validation-name="val1" office:value-type="string">
            <text:p>Step 1: Rate and Sort Answer</text:p>
          </table:table-cell>
          <table:table-cell table:style-name="ce5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56" office:value-type="string">
            <text:p>- Answer is rated with index </text:p>
            <text:p>- Answer is sorted by ascending/descending 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5">
          <table:table-cell table:style-name="ce3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5" office:value-type="string">
            <text:p>SNF_KS_1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nswer\Active_And_Approve</text:p>
          </table:table-cell>
          <table:table-cell table:style-name="ce8" office:value-type="string">
            <text:p>Activate/Approve answer</text:p>
          </table:table-cell>
          <table:table-cell table:style-name="ce59" table:content-validation-name="val1" office:value-type="string">
            <text:p>Step 1: Active and Approve Answer</text:p>
          </table:table-cell>
          <table:table-cell table:style-name="ce5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5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6">
          <table:table-cell table:style-name="ce3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5" office:value-type="string">
            <text:p>SNF_KS_1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nswer\Manage_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56" table:content-validation-name="val1" office:value-type="string">
            <text:p>Step 1: Add/Edit/Delete/ Promote comment</text:p>
          </table:table-cell>
          <table:table-cell table:style-name="ce56" office:value-type="string">
            <text:p><text:span text:style-name="T6">Add comment in question</text:span></text:p>
            <text:p>- Click Comment button</text:p>
            <text:p>- Put values</text:p>
            <text:p><text:span text:style-name="T6">Edit</text:span></text:p>
            <text:p>- Open question having comment</text:p>
            <text:p>- Click Edit icon on comment</text:p>
            <text:p>- Put values</text:p>
            <text:p><text:span text:style-name="T6">Delete</text:span></text:p>
            <text:p><text:span text:style-name="T10">- Open question having comment</text:span></text:p>
            <text:p><text:span text:style-name="T10">- Click Delete icon on comment</text:span></text:p>
            <text:p><text:span text:style-name="T6">Promote a comment</text:span> </text:p>
            <text:p>- Click on promote icon</text:p>
          </table:table-cell>
          <table:table-cell table:style-name="ce5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7">
          <table:table-cell table:style-name="ce3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5" office:value-type="string">
            <text:p>SNF_KS_1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arch\Quick_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Enter a search keyword</text:p>
            <text:p>- Check quick search icon</text:p>
            <text:p/>
          </table:table-cell>
          <table:table-cell table:style-name="ce56" office:value-type="string">
            <text:p>Return search result with items matched key word search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8">
          <table:table-cell table:style-name="ce3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5" office:value-type="string">
            <text:p>SNF_KS_1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arch_Advanced_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Open Advanced Search form</text:p>
            <text:p>- Check advanced search in case search in entry, category and both.</text:p>
          </table:table-cell>
          <table:table-cell table:style-name="ce56" office:value-type="string">
            <text:p>Return search result with items matched key word and conditions search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1">
          <table:table-cell table:style-name="ce3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5" office:value-type="string">
            <text:p>SNF_KS_1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56" table:content-validation-name="val1" office:value-type="string">
            <text:p>Step 1: View Profile</text:p>
          </table:table-cell>
          <table:table-cell table:style-name="ce56" office:value-type="string">
            <text:p>- Create new question</text:p>
            <text:p>- Answer or comment for this question</text:p>
            <text:p>- Click on full name of user below avatar </text:p>
          </table:table-cell>
          <table:table-cell table:style-name="ce56" office:value-type="string">
            <text:p>Profile of user is shown properties</text:p>
          </table:table-cell>
          <table:table-cell table:style-name="ce78" office:value-type="string">
            <text:p>Low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9">
          <table:table-cell table:style-name="ce3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5" office:value-type="string">
            <text:p>SNF_KS_2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59" table:content-validation-name="val1" office:value-type="string">
            <text:p>Step 1: User setting</text:p>
          </table:table-cell>
          <table:table-cell table:style-name="ce56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56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78" office:value-type="string">
            <text:p>Low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1">
          <table:table-cell table:style-name="ce3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5" office:value-type="string">
            <text:p>SNF_KS_2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56" table:content-validation-name="val1" office:value-type="string">
            <text:p>Step 1: Setting porlet from edit mode</text:p>
          </table:table-cell>
          <table:table-cell table:style-name="ce5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56" office:value-type="string">
            <text:p>Setting porlet is successful with properties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0">
          <table:table-cell table:style-name="ce3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5" office:value-type="string">
            <text:p>SNF_KS_2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ategory\Basic_Actions </text:p>
          </table:table-cell>
          <table:table-cell table:style-name="ce8" office:value-type="string">
            <text:p>Basic action on Category(Add/Edit/Delete)</text:p>
          </table:table-cell>
          <table:table-cell table:style-name="ce56" table:content-validation-name="val1" office:value-type="string">
            <text:p>Step 1: Add/Edit/Delete category</text:p>
          </table:table-cell>
          <table:table-cell table:style-name="ce56" office:value-type="string">
            <text:p><text:span text:style-name="T6">Add category</text:span></text:p>
            <text:p>- Go to Forum</text:p>
            <text:p>- Click on Add Category</text:p>
            <text:p>- Put values</text:p>
            <text:p><text:span text:style-name="T6">Edit category</text:span></text:p>
            <text:p>- Select 1 category</text:p>
            <text:p>- Click on Manage category → Edit</text:p>
            <text:p>- Put values</text:p>
            <text:p><text:span text:style-name="T6">Delete category</text:span></text:p>
            <text:p><text:span text:style-name="T10">- Click on Manage category → </text:span><text:span text:style-name="T10">Delete</text:span></text:p>
            <text:p><text:span text:style-name="T10">- Click OK on confirm message</text:span></text:p>
          </table:table-cell>
          <table:table-cell table:style-name="ce5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1">
          <table:table-cell table:style-name="ce3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5" office:value-type="string">
            <text:p>SNF_KS_2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ategory\Import_Export</text:p>
          </table:table-cell>
          <table:table-cell table:style-name="ce8" office:value-type="string">
            <text:p>Import/Export category &amp; forum</text:p>
          </table:table-cell>
          <table:table-cell table:style-name="ce56" table:content-validation-name="val1" office:value-type="string">
            <text:p>Step 1: Create categories/forums after drag and drop them</text:p>
          </table:table-cell>
          <table:table-cell table:style-name="ce56" office:value-type="string">
            <text:p><text:span text:style-name="T6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5">Import category</text:span></text:p>
            <text:p><text:span text:style-name="T9">- Go to Forum page</text:span></text:p>
            <text:p><text:span text:style-name="T10">- Click on Administration → Import</text:span></text:p>
            <text:p><text:span text:style-name="T10">- Browse a file</text:span></text:p>
            <text:p><text:span text:style-name="T10">- Click Save</text:span></text:p>
            <text:p><text:span text:style-name="T6">Export forum in category</text:span></text:p>
            <text:p><text:span text:style-name="T12">- Select 1 category has forum(s)</text:span></text:p>
            <text:p><text:span text:style-name="T12">- Click on Manage Categoy → </text:span><text:span text:style-name="T12">Export Forum(s)</text:span></text:p>
            <text:p><text:span text:style-name="T12">- Select forum(s) to export</text:span></text:p>
            <text:p><text:span text:style-name="T12">- Click Save</text:span></text:p>
            <text:p><text:span text:style-name="T15">Import forum in category</text:span></text:p>
            <text:p><text:span text:style-name="T14">- Select 1 category </text:span></text:p>
            <text:p><text:span text:style-name="T14">- Click on Manage Categoy </text:span><text:span text:style-name="T14">→Import Forum</text:span></text:p>
            <text:p><text:span text:style-name="T14">- Browse a file</text:span></text:p>
            <text:p><text:span text:style-name="T14">- Click Save</text:span></text:p>
          </table:table-cell>
          <table:table-cell table:style-name="ce56" office:value-type="string">
            <text:p>Category/Forum is import/export successful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2">
          <table:table-cell table:style-name="ce3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5" office:value-type="string">
            <text:p>SNF_KS_2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ategory\Manage_Forum</text:p>
          </table:table-cell>
          <table:table-cell table:style-name="ce8" office:value-type="string">
            <text:p>Manage Forum inside a Category</text:p>
          </table:table-cell>
          <table:table-cell table:style-name="ce56" table:content-validation-name="val1" office:value-type="string">
            <text:p>Step 1: Manage Forum </text:p>
          </table:table-cell>
          <table:table-cell table:style-name="ce56" office:value-type="string">
            <text:p>- Add new category and open it</text:p>
            <text:p><text:span text:style-name="T15">Add</text:span></text:p>
            <text:p>- Click on Manage Category → Add forum</text:p>
            <text:p>- Put values</text:p>
            <text:p><text:span text:style-name="T6">Edit</text:span></text:p>
            <text:p>- Open category has forums inside</text:p>
            <text:p>- Select on forum</text:p>
            <text:p>- Click on Manage Category → Edit</text:p>
            <text:p>- Put values</text:p>
            <text:p><text:span text:style-name="T6">Move</text:span></text:p>
            <text:p><text:span text:style-name="T10">- Open category has forums inside</text:span></text:p>
            <text:p><text:span text:style-name="T10">- Select on forum</text:span></text:p>
            <text:p><text:span text:style-name="T10">- Click on Manage Category → </text:span><text:span text:style-name="T10">Move</text:span></text:p>
            <text:p><text:span text:style-name="T10">- Choose a destination category</text:span></text:p>
            <text:p><text:span text:style-name="T15">Remove</text:span></text:p>
            <text:p><text:span text:style-name="T9">- Open category has forums inside</text:span></text:p>
            <text:p><text:span text:style-name="T10">- Select on forum</text:span></text:p>
            <text:p><text:span text:style-name="T10">- Click on Manage Category → </text:span><text:span text:style-name="T10">Remove</text:span></text:p>
            <text:p><text:span text:style-name="T6">Lock/Unlock forum</text:span></text:p>
            <text:p><text:span text:style-name="T9">- Open category has forums inside</text:span></text:p>
            <text:p><text:span text:style-name="T10">- Select on forum</text:span></text:p>
            <text:p><text:span text:style-name="T10">- Click on Manage Category → </text:span><text:span text:style-name="T10">Lock/Unlock</text:span></text:p>
            <text:p><text:span text:style-name="T6">Close/Open forum</text:span></text:p>
            <text:p><text:span text:style-name="T9">- Open category has forums inside</text:span></text:p>
            <text:p><text:span text:style-name="T10">- Select on forum</text:span></text:p>
            <text:p><text:span text:style-name="T10">- Click on Manage Category → </text:span><text:span text:style-name="T10">Lock/Unlock</text:span></text:p>
            <text:p/>
            <text:p/>
            <text:p/>
          </table:table-cell>
          <table:table-cell table:style-name="ce56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3">
          <table:table-cell table:style-name="ce3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5" office:value-type="string">
            <text:p>SNF_KS_2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Forum\Basic_Actions</text:p>
          </table:table-cell>
          <table:table-cell table:style-name="ce8" office:value-type="string">
            <text:p>Basic action on Forum(Add/Edit/Delete/Move)</text:p>
          </table:table-cell>
          <table:table-cell table:style-name="ce56" table:content-validation-name="val1" office:value-type="string">
            <text:p>Step 1: Add/Edit/Move/Delete <text:s/>Forum</text:p>
          </table:table-cell>
          <table:table-cell table:style-name="ce60" office:value-type="string">
            <text:p><text:span text:style-name="T6">Add forum</text:span></text:p>
            <text:p>- Click on Add forum icon</text:p>
            <text:p>- Put values</text:p>
            <text:p>- Click Save</text:p>
            <text:p><text:span text:style-name="T6">Edit</text:span></text:p>
            <text:p>- Select 1 forum</text:p>
            <text:p>- Click on More Action → Edit</text:p>
            <text:p>- Put values</text:p>
            <text:p>- Click Save</text:p>
            <text:p><text:span text:style-name="T6">Delete</text:span></text:p>
            <text:p>- Select 1 forum</text:p>
            <text:p>- Click on More Action → Delete</text:p>
            <text:p><text:span text:style-name="T6">Move</text:span></text:p>
            <text:p>- Select 1 forum</text:p>
            <text:p>- Click on More Action → Move</text:p>
            <text:p>- Choose destination category</text:p>
          </table:table-cell>
          <table:table-cell table:style-name="ce5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4">
          <table:table-cell table:style-name="ce3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5" office:value-type="string">
            <text:p>SNF_KS_2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Forum\More_Actions</text:p>
          </table:table-cell>
          <table:table-cell table:style-name="ce8" office:value-type="string">
            <text:p>More action on Forum(Lock/Unlock/Open/Close)</text:p>
          </table:table-cell>
          <table:table-cell table:style-name="ce56" table:content-validation-name="val1" office:value-type="string">
            <text:p>Step 1: Lock/Unlock/Open/ Close Forum</text:p>
          </table:table-cell>
          <table:table-cell table:style-name="ce56" office:value-type="string">
            <text:p><text:span text:style-name="T6">Lock/Unlock forum</text:span> </text:p>
            <text:p><text:span text:style-name="T10">- Select 1 forum</text:span></text:p>
            <text:p><text:span text:style-name="T10">- Click on More Action → </text:span><text:span text:style-name="T10">Lock/Unlock</text:span></text:p>
            <text:p><text:span text:style-name="T6">Open/Close forum </text:span></text:p>
            <text:p><text:span text:style-name="T10">- Select 1 forum</text:span></text:p>
            <text:p><text:span text:style-name="T10">- Click on More Action → </text:span><text:span text:style-name="T10">Open/Close</text:span></text:p>
            <text:p><text:span text:style-name="T6">Manage watch in forum</text:span></text:p>
            <text:p><text:span text:style-name="T10">- Select 1 forum</text:span></text:p>
            <text:p><text:span text:style-name="T10">- Click on More Action → Manage </text:span><text:span text:style-name="T10">Watch</text:span></text:p>
            <text:p><text:span text:style-name="T6">Manage Ban IP in forum</text:span></text:p>
            <text:p><text:span text:style-name="T10">- Select 1 forum</text:span></text:p>
            <text:p><text:span text:style-name="T10">- Click on More Action → Ban Ips</text:span></text:p>
            <text:p><text:span text:style-name="T10">- Put IP address</text:span></text:p>
          </table:table-cell>
          <table:table-cell table:style-name="ce5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5">
          <table:table-cell table:style-name="ce3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5" office:value-type="string">
            <text:p>SNF_KS_2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Forum\Manage_Topic</text:p>
          </table:table-cell>
          <table:table-cell table:style-name="ce8" office:value-type="string">
            <text:p>Manage Topic inside a Forum</text:p>
          </table:table-cell>
          <table:table-cell table:style-name="ce56" table:content-validation-name="val1" office:value-type="string">
            <text:p>Step 1: Manage Topic inside Forum</text:p>
          </table:table-cell>
          <table:table-cell table:style-name="ce56" office:value-type="string">
            <text:p>- Create new forum and select it</text:p>
            <text:p>- Create topic inside forum</text:p>
            <text:p>- Tick on check-box of 1 topic</text:p>
            <text:p><text:span text:style-name="T6">Edit topic</text:span></text:p>
            <text:p>- Select Moderation → Edit</text:p>
            <text:p>- Put values</text:p>
            <text:p>- Click Save</text:p>
            <text:p><text:span text:style-name="T6">Move topic</text:span></text:p>
            <text:p><text:span text:style-name="T10">- Select Moderation → Move</text:span></text:p>
            <text:p><text:span text:style-name="T10">- Choose the destination forum</text:span></text:p>
            <text:p><text:span text:style-name="T6">Delete topic</text:span></text:p>
            <text:p><text:span text:style-name="T10">- Select Moderation → Delete</text:span></text:p>
            <text:p><text:span text:style-name="T6">Open/close topic</text:span></text:p>
            <text:p><text:span text:style-name="T10">- Select Moderation → </text:span><text:span text:style-name="T10">Open/Closed</text:span></text:p>
            <text:p><text:span text:style-name="T6">Lock/Unlock topic</text:span></text:p>
            <text:p><text:span text:style-name="T10">- Select Moderation → Lock/Unlock</text:span></text:p>
            <text:p><text:span text:style-name="T6">Stick/Untick topic</text:span></text:p>
            <text:p><text:span text:style-name="T10">- Select Moderation → </text:span><text:span text:style-name="T10">Stick/Unstick</text:span></text:p>
            <text:p><text:span text:style-name="T6">Merge topic</text:span></text:p>
            <text:p><text:span text:style-name="T11">- Select 2 topics or more</text:span></text:p>
            <text:p><text:span text:style-name="T11">- </text:span><text:span text:style-name="T9">Select Moderation → Merge</text:span></text:p>
            <text:p><text:span text:style-name="T6">Censor topic</text:span></text:p>
            <text:p><text:span text:style-name="T11">- </text:span><text:span text:style-name="T9">Select Moderation → Merge</text:span></text:p>
            <text:p><text:span text:style-name="T6">Approve/Disapprove topic</text:span></text:p>
            <text:p><text:span text:style-name="T10">- Select Moderation → </text:span><text:span text:style-name="T10">Approve/Disapprove</text:span></text:p>
            <text:p><text:span text:style-name="T6">Activate/Deactivate topic</text:span></text:p>
            <text:p><text:span text:style-name="T10">- Select Moderation → </text:span><text:span text:style-name="T10">Active/Deactivate</text:span></text:p>
          </table:table-cell>
          <table:table-cell table:style-name="ce56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6">
          <table:table-cell table:style-name="ce3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5" office:value-type="string">
            <text:p>SNF_KS_2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opic\Basic_Actions</text:p>
          </table:table-cell>
          <table:table-cell table:style-name="ce8" office:value-type="string">
            <text:p>Basic action on Topic (Add/Edit/Delete/Move)</text:p>
          </table:table-cell>
          <table:table-cell table:style-name="ce56" table:content-validation-name="val1" office:value-type="string">
            <text:p>Step 1: Add/Edit/Move/Delete <text:s/>Topic</text:p>
          </table:table-cell>
          <table:table-cell table:style-name="ce56" office:value-type="string">
            <text:p><text:span text:style-name="T6">Add topic</text:span></text:p>
            <text:p>- Select 1 forum</text:p>
            <text:p>- Click on Start topic button</text:p>
            <text:p>- Put values</text:p>
            <text:p>- Click Save</text:p>
            <text:p><text:span text:style-name="T6">Edit topic</text:span></text:p>
            <text:p>- Open topic above</text:p>
            <text:p>- Click More Action → Edit</text:p>
            <text:p>- Put values</text:p>
            <text:p>- Click Save</text:p>
            <text:p><text:span text:style-name="T6">Delete topic</text:span></text:p>
            <text:p><text:span text:style-name="T10">- Open topic above</text:span></text:p>
            <text:p><text:span text:style-name="T10">- Click More Action → Delete</text:span></text:p>
            <text:p><text:span text:style-name="T6">Move topic</text:span></text:p>
            <text:p><text:span text:style-name="T10">- Open topic above</text:span></text:p>
            <text:p><text:span text:style-name="T10">- Click More Action → Move</text:span></text:p>
            <text:p><text:span text:style-name="T10">- Choose the destination forum</text:span></text:p>
          </table:table-cell>
          <table:table-cell table:style-name="ce5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7">
          <table:table-cell table:style-name="ce3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5" office:value-type="string">
            <text:p>SNF_KS_2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opic\More_Actions</text:p>
          </table:table-cell>
          <table:table-cell table:style-name="ce8" office:value-type="string">
            <text:p>More action on Topic</text:p>
          </table:table-cell>
          <table:table-cell table:style-name="ce56" table:content-validation-name="val1" office:value-type="string">
            <text:p>Step 1: Lock/Unlock/Open/ Close/Stick/split Topic</text:p>
          </table:table-cell>
          <table:table-cell table:style-name="ce56" office:value-type="string">
            <text:p>- Open 1 topic</text:p>
            <text:p><text:span text:style-name="T6">Lock/Unlock topic</text:span></text:p>
            <text:p>- Click on More action → Lock/Unlock </text:p>
            <text:p><text:span text:style-name="T6">Close/Open topic</text:span></text:p>
            <text:p><text:span text:style-name="T10">- Click on More action → </text:span><text:span text:style-name="T10">Close/Open</text:span></text:p>
            <text:p><text:span text:style-name="T6">Stick/Unstick topic</text:span></text:p>
            <text:p><text:span text:style-name="T10">- Click on More action → </text:span><text:span text:style-name="T10">Stick/Unstick</text:span></text:p>
            <text:p><text:span text:style-name="T6">Split topic</text:span></text:p>
            <text:p>- Open topic has more than 2 posts</text:p>
            <text:p><text:span text:style-name="T10">- Click on More action → Split</text:span></text:p>
            <text:p><text:span text:style-name="T6">Manage watch</text:span></text:p>
            <text:p><text:span text:style-name="T10">- Click on More action → Watches</text:span></text:p>
          </table:table-cell>
          <table:table-cell table:style-name="ce56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8">
          <table:table-cell table:style-name="ce3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5" office:value-type="string">
            <text:p>SNF_KS_3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9" table:content-validation-name="val1" office:value-type="string">
            <text:p>Step 1: Manage tag on Topic</text:p>
          </table:table-cell>
          <table:table-cell table:style-name="ce61" office:value-type="string">
            <text:p>- Open 1 topic</text:p>
            <text:p><text:span text:style-name="T6">Add tag</text:span></text:p>
            <text:p>- Click on Tag </text:p>
            <text:p>- Put tag's name</text:p>
            <text:p><text:span text:style-name="T6">View tag </text:span></text:p>
            <text:p>- Click on tag's name at the top of topic</text:p>
            <text:p><text:span text:style-name="T6">Untag in topic</text:span></text:p>
            <text:p>- Click on x beside tag's name</text:p>
            <text:p><text:span text:style-name="T6">Auto suggest tag</text:span></text:p>
            <text:p>- Click on Tag</text:p>
            <text:p>- Put the name for new tag</text:p>
            <text:p/>
          </table:table-cell>
          <table:table-cell table:style-name="ce6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4">
          <table:table-cell table:style-name="ce3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5" office:value-type="string">
            <text:p>SNF_KS_3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style-name="ce56" table:content-validation-name="val1" office:value-type="string">
            <text:p>Step 1: Rate Topic</text:p>
          </table:table-cell>
          <table:table-cell table:style-name="ce61" office:value-type="string">
            <text:p>- Open 1 topic</text:p>
            <text:p>- Click on Rate </text:p>
            <text:p>- Move mouse over stars</text:p>
          </table:table-cell>
          <table:table-cell table:style-name="ce61" office:value-type="string">
            <text:p>Topic is rated successfully. The number of stars are selected set yellow.</text:p>
            <text:p><text:span text:style-name="T10"/></text:p>
          </table:table-cell>
          <table:table-cell table:style-name="ce78" office:value-type="string">
            <text:p>Low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9">
          <table:table-cell table:style-name="ce3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5" office:value-type="string">
            <text:p>SNF_KS_3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opic\Manage_Poll</text:p>
          </table:table-cell>
          <table:table-cell table:style-name="ce8" office:value-type="string">
            <text:p>Manage Poll in topic</text:p>
          </table:table-cell>
          <table:table-cell table:style-name="ce59" table:content-validation-name="val1" office:value-type="string">
            <text:p>Step 1: Add/Edit/Remove/ Close/Reopen poll</text:p>
          </table:table-cell>
          <table:table-cell table:style-name="ce56" office:value-type="string">
            <text:p>- Open 1 topic</text:p>
            <text:p><text:span text:style-name="T6">Add poll</text:span></text:p>
            <text:p>- Click on More action → Add a poll</text:p>
            <text:p>- Put values</text:p>
            <text:p><text:span text:style-name="T6">Edit poll</text:span></text:p>
            <text:p>- Click Edit icon on a poll</text:p>
            <text:p><text:span text:style-name="T6">Close/Reopen Poll</text:span></text:p>
            <text:p>- Click on Close/ Reopen icon</text:p>
            <text:p><text:span text:style-name="T6">Remove poll</text:span></text:p>
            <text:p>- Click on Remove icon</text:p>
          </table:table-cell>
          <table:table-cell table:style-name="ce5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0">
          <table:table-cell table:style-name="ce3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5" office:value-type="string">
            <text:p>SNF_KS_3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ost\Basic_Actions</text:p>
          </table:table-cell>
          <table:table-cell table:style-name="ce8" office:value-type="string">
            <text:p>Basic action on Post </text:p>
          </table:table-cell>
          <table:table-cell table:style-name="ce56" table:content-validation-name="val1" office:value-type="string">
            <text:p>Step 1: Add/Edit/Delete post</text:p>
          </table:table-cell>
          <table:table-cell table:style-name="ce56" office:value-type="string">
            <text:p>- Open 1 topic</text:p>
            <text:p><text:span text:style-name="T6">Add post</text:span></text:p>
            <text:p>- Click on Post Reply button</text:p>
            <text:p>- Put content and Submit</text:p>
            <text:p><text:span text:style-name="T6">Edit post</text:span></text:p>
            <text:p>- Click Edit button on post above</text:p>
            <text:p><text:span text:style-name="T6">Delete post</text:span> </text:p>
            <text:p>- Click Delete button on post</text:p>
            <text:p><text:span text:style-name="T6">Add private post</text:span></text:p>
            <text:p>- Click Private button</text:p>
            <text:p><text:span text:style-name="T6">Quote a post</text:span></text:p>
            <text:p>- Click on Quote button</text:p>
            <text:p><text:s/></text:p>
          </table:table-cell>
          <table:table-cell table:style-name="ce5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30">
          <table:table-cell table:style-name="ce3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5" office:value-type="string">
            <text:p>SNF_KS_3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ost\More_Actions</text:p>
          </table:table-cell>
          <table:table-cell table:style-name="ce8" office:value-type="string">
            <text:p>More action on Post</text:p>
          </table:table-cell>
          <table:table-cell table:style-name="ce56" table:content-validation-name="val1" office:value-type="string">
            <text:p>Step 1: Move/Delete/Show/ Hide/Approve post</text:p>
          </table:table-cell>
          <table:table-cell table:style-name="ce56" office:value-type="string">
            <text:p>- Open topic has post(s)</text:p>
            <text:p><text:span text:style-name="T6">Move post</text:span></text:p>
            <text:p>- Tick on post(s)</text:p>
            <text:p>- Select Moderation → Move</text:p>
            <text:p>- Select destination topic</text:p>
            <text:p><text:span text:style-name="T6">Delete post </text:span></text:p>
            <text:p><text:span text:style-name="T10">- Tick on post(s)</text:span></text:p>
            <text:p><text:span text:style-name="T10">- Select Moderation → Delete</text:span></text:p>
            <text:p><text:span text:style-name="T6">Show/Hide post</text:span></text:p>
            <text:p><text:span text:style-name="T10">- Tick on post(s)</text:span></text:p>
            <text:p><text:span text:style-name="T10">- Select Moderation → Show/Hide</text:span></text:p>
            <text:p><text:span text:style-name="T6">Approve post</text:span></text:p>
            <text:p><text:span text:style-name="T10">- Tick on post(s)</text:span></text:p>
            <text:p><text:span text:style-name="T10">- Select Moderation → Approve</text:span></text:p>
            <text:p><text:s/></text:p>
          </table:table-cell>
          <table:table-cell table:style-name="ce56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1">
          <table:table-cell table:style-name="ce3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5" office:value-type="string">
            <text:p>SNF_KS_3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56" table:content-validation-name="val1" office:value-type="string">
            <text:p>Step 1: View category/forum/topic</text:p>
          </table:table-cell>
          <table:table-cell table:style-name="ce56" office:value-type="string">
            <text:p>- View category/forum/topic </text:p>
            <text:p>- View attachment in topic</text:p>
          </table:table-cell>
          <table:table-cell table:style-name="ce56" office:value-type="string">
            <text:p>Properties of category/forum/ topic is shown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2">
          <table:table-cell table:style-name="ce3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5" office:value-type="string">
            <text:p>SNF_KS_3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earch\Quick_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Put keyword in Search field</text:p>
            <text:p>- Press Enter or click on Search icon</text:p>
          </table:table-cell>
          <table:table-cell table:style-name="ce56" office:value-type="string">
            <text:p>Return search result with category/forum/topic/post matched key word search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3">
          <table:table-cell table:style-name="ce3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5" office:value-type="string">
            <text:p>SNF_KS_3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earch\Advanced_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56" office:value-type="string">
            <text:p>Return search result with category/forum/topic/post matched key word and conditions search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4">
          <table:table-cell table:style-name="ce3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5" office:value-type="string">
            <text:p>SNF_KS_3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56" table:content-validation-name="val1" office:value-type="string">
            <text:p>Step 1: Check Permalink</text:p>
          </table:table-cell>
          <table:table-cell table:style-name="ce56" office:value-type="string">
            <text:p>Go to current page by permalink</text:p>
          </table:table-cell>
          <table:table-cell table:style-name="ce56" office:value-type="string">
            <text:p>Permalink link of current page is shown in new tab/window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5">
          <table:table-cell table:style-name="ce3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5" office:value-type="string">
            <text:p>SNF_KS_3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56" table:content-validation-name="val1" office:value-type="string">
            <text:p>Step 1: Get RSS </text:p>
          </table:table-cell>
          <table:table-cell table:style-name="ce56" office:value-type="string">
            <text:p>Get RSS feed of category/forum/topic</text:p>
          </table:table-cell>
          <table:table-cell table:style-name="ce56" office:value-type="string">
            <text:p>RSS feed of category/forum/topic is shown properties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6">
          <table:table-cell table:style-name="ce3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5" office:value-type="string">
            <text:p>SNF_KS_4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heck_Breadcrumbs</text:p>
          </table:table-cell>
          <table:table-cell table:style-name="ce8" office:value-type="string">
            <text:p>Check breadcrumbs </text:p>
          </table:table-cell>
          <table:table-cell table:style-name="ce56" table:content-validation-name="val1" office:value-type="string">
            <text:p>Step 1: Check Breadcrumbs</text:p>
          </table:table-cell>
          <table:table-cell table:style-name="ce56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56" office:value-type="string">
            <text:p>Selected category/forum/ topic/post is shown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7">
          <table:table-cell table:style-name="ce3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5" office:value-type="string">
            <text:p>SNF_KS_4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rivate_Message</text:p>
          </table:table-cell>
          <table:table-cell table:style-name="ce8" office:value-type="string">
            <text:p>Private message</text:p>
          </table:table-cell>
          <table:table-cell table:style-name="ce56" table:content-validation-name="val1" office:value-type="string">
            <text:p>Step 1: Compose/ Reply/Forward message</text:p>
          </table:table-cell>
          <table:table-cell table:style-name="ce56" office:value-type="string">
            <text:p>-Compose/reply/forward message</text:p>
            <text:p>- Check inbox, sent box</text:p>
            <text:p>- Delete message</text:p>
          </table:table-cell>
          <table:table-cell table:style-name="ce5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8">
          <table:table-cell table:style-name="ce3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5" office:value-type="string">
            <text:p>SNF_KS_4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56" table:content-validation-name="val1" office:value-type="string">
            <text:p>Step 1: Bookmark Category/Forum/ Topic</text:p>
          </table:table-cell>
          <table:table-cell table:style-name="ce56" office:value-type="string">
            <text:p>- Bookmark Category/Forum/Topic</text:p>
          </table:table-cell>
          <table:table-cell table:style-name="ce5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9">
          <table:table-cell table:style-name="ce3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5" office:value-type="string">
            <text:p>SNF_KS_4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Watch_Unwatch</text:p>
          </table:table-cell>
          <table:table-cell table:style-name="ce8" office:value-type="string">
            <text:p>Watch&amp;Unwatch category/forum/topic</text:p>
          </table:table-cell>
          <table:table-cell table:style-name="ce56" table:content-validation-name="val1" office:value-type="string">
            <text:p>Step 1: Watch and Unwatch</text:p>
          </table:table-cell>
          <table:table-cell table:style-name="ce56" office:value-type="string">
            <text:p>Watch&amp;Unwatch specify category/forum/topic</text:p>
          </table:table-cell>
          <table:table-cell table:style-name="ce56" office:value-type="string">
            <text:p>Category/forum/topic is watch &amp; unwatch successfully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0">
          <table:table-cell table:style-name="ce3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5" office:value-type="string">
            <text:p>SNF_KS_4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_Setting</text:p>
          </table:table-cell>
          <table:table-cell table:style-name="ce8" office:value-type="string">
            <text:p>User Setting</text:p>
          </table:table-cell>
          <table:table-cell table:style-name="ce56" table:content-validation-name="val1" office:value-type="string">
            <text:p>Step 1: User Setting</text:p>
          </table:table-cell>
          <table:table-cell table:style-name="ce56" office:value-type="string">
            <text:p>- Click on Settings</text:p>
            <text:p><text:span text:style-name="T6">Change profile information</text:span></text:p>
            <text:p>- Click on Profile tab</text:p>
            <text:p>- Chang profile information</text:p>
            <text:p><text:span text:style-name="T6">Change forum settings</text:span></text:p>
            <text:p><text:span text:style-name="T10">- Click on Forum settings tab</text:span></text:p>
            <text:p><text:span text:style-name="T10">- Chang forum information</text:span></text:p>
            <text:p><text:span text:style-name="T6">Manage my subscription</text:span></text:p>
            <text:p><text:span text:style-name="T10">- Click on My subscriptions tab</text:span></text:p>
            <text:p><text:span text:style-name="T10">- Chang subscriptions information</text:span></text:p>
          </table:table-cell>
          <table:table-cell table:style-name="ce5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2">
          <table:table-cell table:style-name="ce3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5" office:value-type="string">
            <text:p>SNF_KS_4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_Management</text:p>
          </table:table-cell>
          <table:table-cell table:style-name="ce8" office:value-type="string">
            <text:p>User management</text:p>
          </table:table-cell>
          <table:table-cell table:style-name="ce59" table:content-validation-name="val1" office:value-type="string">
            <text:p>Step 1: Mange users</text:p>
          </table:table-cell>
          <table:table-cell table:style-name="ce56" office:value-type="string">
            <text:p>- Click on Uses</text:p>
            <text:p>- Click Edit icon corresponding with 1 user</text:p>
            <text:p><text:span text:style-name="T6">Change user profile</text:span></text:p>
            <text:p>- Click on Profile tab</text:p>
            <text:p>- Change information</text:p>
            <text:p><text:span text:style-name="T6">Change user setting</text:span></text:p>
            <text:p><text:span text:style-name="T10">- Click on Setting tab</text:span></text:p>
            <text:p><text:span text:style-name="T10">- Change information</text:span></text:p>
            <text:p><text:span text:style-name="T6">Ban User</text:span></text:p>
            <text:p><text:span text:style-name="T10">- Click on Ban Uses tab</text:span></text:p>
            <text:p><text:span text:style-name="T10">- Change information</text:span></text:p>
            <text:p><text:span text:style-name="T6">View all topics of User</text:span></text:p>
            <text:p><text:span text:style-name="T10">- Click on Topic tab</text:span></text:p>
            <text:p><text:span text:style-name="T6">View add posts by User</text:span></text:p>
            <text:p><text:span text:style-name="T10">- Click on Posts tab</text:span></text:p>
            <text:p><text:span text:style-name="T10"/></text:p>
            <text:p><text:span text:style-name="T16"/></text:p>
            <text:p/>
          </table:table-cell>
          <table:table-cell table:style-name="ce56" office:value-type="string">
            <text:p>User information is updated successfully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3">
          <table:table-cell table:style-name="ce3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5" office:value-type="string">
            <text:p>SNF_KS_4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ministration\Sort_Setting</text:p>
          </table:table-cell>
          <table:table-cell table:style-name="ce8" office:value-type="string">
            <text:p>Sort setting</text:p>
          </table:table-cell>
          <table:table-cell table:style-name="ce56" table:content-validation-name="val1" office:value-type="string">
            <text:p>Step 1: Sort setting</text:p>
          </table:table-cell>
          <table:table-cell table:style-name="ce56" office:value-type="string">
            <text:p>- Define forum setting</text:p>
            <text:p/>
          </table:table-cell>
          <table:table-cell table:style-name="ce56" office:value-type="string">
            <text:p>Setting forum is successful with properties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4">
          <table:table-cell table:style-name="ce3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5" office:value-type="string">
            <text:p>SNF_KS_4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ministration\Censor_Keyword</text:p>
          </table:table-cell>
          <table:table-cell table:style-name="ce8" office:value-type="string">
            <text:p>Censor keyword</text:p>
          </table:table-cell>
          <table:table-cell table:style-name="ce56" table:content-validation-name="val1" office:value-type="string">
            <text:p>Step 1: Censor keyword</text:p>
          </table:table-cell>
          <table:table-cell table:style-name="ce56" office:value-type="string">
            <text:p>- Click on Administration menu and select “Censored keyword”</text:p>
            <text:p>- Input censored keyword and save</text:p>
          </table:table-cell>
          <table:table-cell table:style-name="ce56" office:value-type="string">
            <text:p>- Censored keyword is saved successful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1">
          <table:table-cell table:style-name="ce3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5" office:value-type="string">
            <text:p>SNF_KS_4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ministration\Notification</text:p>
          </table:table-cell>
          <table:table-cell table:style-name="ce8" office:value-type="string">
            <text:p>Notification</text:p>
          </table:table-cell>
          <table:table-cell table:style-name="ce56" table:content-validation-name="val1" office:value-type="string">
            <text:p>Step 1: Notification</text:p>
          </table:table-cell>
          <table:table-cell table:style-name="ce56" office:value-type="string">
            <text:p>- Click on Administration menu and select “Notification”</text:p>
            <text:p>- Input content for notify and save </text:p>
          </table:table-cell>
          <table:table-cell table:style-name="ce56" office:value-type="string">
            <text:p>Notification is saved successfully with properties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5">
          <table:table-cell table:style-name="ce3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5" office:value-type="string">
            <text:p>SNF_KS_4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ministration\Manage_BB_Code</text:p>
          </table:table-cell>
          <table:table-cell table:style-name="ce8" office:value-type="string">
            <text:p>Manage BB code</text:p>
          </table:table-cell>
          <table:table-cell table:style-name="ce56" table:content-validation-name="val1" office:value-type="string">
            <text:p>Step 1: Add/Edit/Delete BBC</text:p>
          </table:table-cell>
          <table:table-cell table:style-name="ce56" office:value-type="string">
            <text:p>- click on Administration menu and select “BB Code”</text:p>
            <text:p>- Add/edit/Delete BB code</text:p>
          </table:table-cell>
          <table:table-cell table:style-name="ce56" office:value-type="string">
            <text:p>BB code is added/edited/ deleted successful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6">
          <table:table-cell table:style-name="ce3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45" office:value-type="string">
            <text:p>SNF_KS_5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ministration\Auto_Prune</text:p>
          </table:table-cell>
          <table:table-cell table:style-name="ce8" office:value-type="string">
            <text:p>Auto-Prune</text:p>
          </table:table-cell>
          <table:table-cell table:style-name="ce59" table:content-validation-name="val1" office:value-type="string">
            <text:p>Step 1: Setting prune and run</text:p>
          </table:table-cell>
          <table:table-cell table:style-name="ce56" office:value-type="string">
            <text:p>- Click on Administration menu and select “Pruning” </text:p>
            <text:p>- Setting Prune for forums and run</text:p>
          </table:table-cell>
          <table:table-cell table:style-name="ce56" office:value-type="string">
            <text:p>- Auto-Prune is done</text:p>
            <text:p>- The prune topic is inactive and invisible with normal users</text:p>
            <text:p/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8">
          <table:table-cell table:style-name="ce3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45" office:value-type="string">
            <text:p>SNF_KS_5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ministration\Manage_Topic_Type</text:p>
          </table:table-cell>
          <table:table-cell table:style-name="ce8" office:value-type="string">
            <text:p>Manage Topic type</text:p>
          </table:table-cell>
          <table:table-cell table:style-name="ce59" table:content-validation-name="val1" office:value-type="string">
            <text:p>Step 1: Add/Edit/Delete Topic type</text:p>
          </table:table-cell>
          <table:table-cell table:style-name="ce56" office:value-type="string">
            <text:p>- Click on Administration menu and select “Topic Types”</text:p>
            <text:p>- Add/edit/delete topic type</text:p>
          </table:table-cell>
          <table:table-cell table:style-name="ce56" office:value-type="string">
            <text:p>Topic type is added new/edited/deleted successfully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6">
          <table:table-cell table:style-name="ce3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45" office:value-type="string">
            <text:p>SNF_KS_5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ministration\Ban_IP</text:p>
          </table:table-cell>
          <table:table-cell table:style-name="ce8" office:value-type="string">
            <text:p>Ban IP</text:p>
          </table:table-cell>
          <table:table-cell table:style-name="ce56" table:content-validation-name="val1" office:value-type="string">
            <text:p>Step 1: Add Ban IP</text:p>
          </table:table-cell>
          <table:table-cell table:style-name="ce56" office:value-type="string">
            <text:p>- click on Administration menu and select “Ban IP”</text:p>
            <text:p>- Add IP into list and click on “Add” </text:p>
          </table:table-cell>
          <table:table-cell table:style-name="ce56" office:value-type="string">
            <text:p>Ban IP is added successfully to list</text:p>
            <text:p>Ban IP user can not add post/create topic</text:p>
            <text:p/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7">
          <table:table-cell table:style-name="ce3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45" office:value-type="string">
            <text:p>SNF_KS_5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etting_Porlet</text:p>
          </table:table-cell>
          <table:table-cell table:style-name="ce8" office:value-type="string">
            <text:p>Setting Forum porlet</text:p>
          </table:table-cell>
          <table:table-cell table:style-name="ce59" table:content-validation-name="val1" office:value-type="string">
            <text:p>Step 1: Setting Forum porlet from edit mode</text:p>
          </table:table-cell>
          <table:table-cell table:style-name="ce56" office:value-type="string">
            <text:p>- Show/hide category</text:p>
            <text:p>- enable/disable panel</text:p>
            <text:p>- Use/not use ajax</text:p>
          </table:table-cell>
          <table:table-cell table:style-name="ce56" office:value-type="string">
            <text:p>Setting porlet is successful with properties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8">
          <table:table-cell table:style-name="ce3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45" office:value-type="string">
            <text:p>SNF_KS_5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Browse_Category</text:p>
          </table:table-cell>
          <table:table-cell table:style-name="ce8" office:value-type="string">
            <text:p>Browse Category/Sub-category</text:p>
          </table:table-cell>
          <table:table-cell table:style-name="ce56" table:content-validation-name="val1" office:value-type="string">
            <text:p>Step 1: Browse Category and sub category</text:p>
          </table:table-cell>
          <table:table-cell table:style-name="ce56" office:value-type="string">
            <text:p>Browse Category/Sub-category by click on category name</text:p>
          </table:table-cell>
          <table:table-cell table:style-name="ce56" office:value-type="string">
            <text:p>Category is viewed and Question in this category is displayed in list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59">
          <table:table-cell table:style-name="ce3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45" office:value-type="string">
            <text:p>SNF_KS_5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View_Question</text:p>
          </table:table-cell>
          <table:table-cell table:style-name="ce8" office:value-type="string">
            <text:p>View question detail</text:p>
            <text:p/>
          </table:table-cell>
          <table:table-cell table:style-name="ce56" table:content-validation-name="val1" office:value-type="string">
            <text:p>Step 1: View question <text:s/>on FAQ porlet</text:p>
          </table:table-cell>
          <table:table-cell table:style-name="ce56" office:value-type="string">
            <text:p>View question by click on Question's title</text:p>
          </table:table-cell>
          <table:table-cell table:style-name="ce56" office:value-type="string">
            <text:p>Question and Answers in question are displayed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">
          <table:table-cell table:style-name="ce3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45" office:value-type="string">
            <text:p>SNF_KS_5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Setting_Porlet</text:p>
          </table:table-cell>
          <table:table-cell table:style-name="ce8" office:value-type="string">
            <text:p>Setting FAQ porlet</text:p>
          </table:table-cell>
          <table:table-cell table:style-name="ce59" table:content-validation-name="val1" office:value-type="string">
            <text:p>Step 1: Setting FAQ porlet form edit mode</text:p>
          </table:table-cell>
          <table:table-cell table:style-name="ce56" office:value-type="string">
            <text:p>- Show/hide category</text:p>
            <text:p>- Edit template of FAQ porlet</text:p>
            <text:p>- Use/not use ajax</text:p>
          </table:table-cell>
          <table:table-cell table:style-name="ce56" office:value-type="string">
            <text:p>- Edit template is successful</text:p>
            <text:p>- Selected category is shown/hide in pag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0">
          <table:table-cell table:style-name="ce3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45" office:value-type="string">
            <text:p>SNF_KS_5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age\Plain Text Editor</text:p>
          </table:table-cell>
          <table:table-cell table:style-name="ce58" office:value-type="string">
            <text:p>Create Page with Plain Text Editor</text:p>
          </table:table-cell>
          <table:table-cell table:style-name="ce59" table:content-validation-name="val1" office:value-type="string">
            <text:p>Step 1: Create Page with Plained Text Editor</text:p>
          </table:table-cell>
          <table:table-cell table:style-name="ce62" office:value-type="string">
            <text:p>- Go to wiki porlet</text:p>
            <text:p>- Click on <text:span text:style-name="T16">Add</text:span><text:span text:style-name="T12"> icon in toolbar </text:span><text:span text:style-name="T12">action</text:span></text:p>
            <text:p><text:span text:style-name="T12">- Input data valid for Title page and </text:span><text:span text:style-name="T12">Page's content</text:span></text:p>
            <text:p><text:span text:style-name="T12">- Click on </text:span><text:span text:style-name="T16">Save </text:span><text:span text:style-name="T12">icon in toolbar</text:span></text:p>
          </table:table-cell>
          <table:table-cell table:style-name="ce62" office:value-type="string">
            <text:p>Page is added successful and listed in navigation tre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1">
          <table:table-cell table:style-name="ce3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45" office:value-type="string">
            <text:p>SNF_KS_5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age\Rich Text Editor</text:p>
          </table:table-cell>
          <table:table-cell table:style-name="ce58" office:value-type="string">
            <text:p>Create Page with Rich Text Editor</text:p>
          </table:table-cell>
          <table:table-cell table:style-name="ce59" table:content-validation-name="val1" office:value-type="string">
            <text:p>Step 1: Create Page with Rich Text Editor</text:p>
          </table:table-cell>
          <table:table-cell table:style-name="ce56" office:value-type="string">
            <text:p><text:span text:style-name="T17">- Go to wiki porlet</text:span></text:p>
            <text:p><text:span text:style-name="T17">- Click on </text:span><text:span text:style-name="T18">Add</text:span><text:span text:style-name="T19"> icon in toolbar </text:span><text:span text:style-name="T19">action</text:span></text:p>
            <text:p><text:span text:style-name="T19">- Click on </text:span><text:span text:style-name="T18">Rich Text <text:s/>Editor </text:span><text:span text:style-name="T19">icon in </text:span><text:span text:style-name="T19">toolbar</text:span></text:p>
            <text:p><text:span text:style-name="T19">- Input data valid for Title page and </text:span><text:span text:style-name="T19">Page's content</text:span></text:p>
            <text:p><text:span text:style-name="T19">- Insert image, link, table and </text:span><text:span text:style-name="T19">macro... to page's content</text:span></text:p>
            <text:p><text:span text:style-name="T19">- Click on </text:span><text:span text:style-name="T18">Save </text:span><text:span text:style-name="T19">icon in toolbar</text:span></text:p>
          </table:table-cell>
          <table:table-cell table:style-name="ce56" office:value-type="string">
            <text:p>- A new page is added successful and displayed with properties </text:p>
            <text:p>- This page is listed in navigation tre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2">
          <table:table-cell table:style-name="ce3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45" office:value-type="string">
            <text:p>SNF_KS_5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\Full_Page</text:p>
          </table:table-cell>
          <table:table-cell table:style-name="ce58" office:value-type="string">
            <text:p>Edit Full Page</text:p>
          </table:table-cell>
          <table:table-cell table:style-name="ce59" table:content-validation-name="val1" office:value-type="string">
            <text:p>Step 1: Edit Full Page</text:p>
          </table:table-cell>
          <table:table-cell table:style-name="ce56" office:value-type="string">
            <text:p><text:span text:style-name="T17">- Open an existing page by clicking </text:span><text:span text:style-name="T17">on page name in navigation tree </text:span></text:p>
            <text:p><text:span text:style-name="T17">- Click on </text:span><text:span text:style-name="T18">Edit</text:span><text:span text:style-name="T19"> icon in toolbar</text:span></text:p>
            <text:p><text:span text:style-name="T19">- Change content in full page and </text:span><text:span text:style-name="T19">click on </text:span><text:span text:style-name="T18">Save </text:span><text:span text:style-name="T19">icon in toolbar</text:span></text:p>
          </table:table-cell>
          <table:table-cell table:style-name="ce56" office:value-type="string">
            <text:p>Page is edited successful and shown new content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3">
          <table:table-cell table:style-name="ce3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45" office:value-type="string">
            <text:p>SNF_KS_6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\Paragraph</text:p>
          </table:table-cell>
          <table:table-cell table:style-name="ce8" office:value-type="string">
            <text:p>Edit Paragraph in Page</text:p>
          </table:table-cell>
          <table:table-cell table:style-name="ce59" table:content-validation-name="val1" office:value-type="string">
            <text:p>Step 1: Edit Paragraph</text:p>
          </table:table-cell>
          <table:table-cell table:style-name="ce56" office:value-type="string">
            <text:p>- Open an exiting page that contains some paragraphs inside</text:p>
            <text:p>- Click on <text:span text:style-name="T16">Edit</text:span><text:span text:style-name="T12"> icon corresponding </text:span><text:span text:style-name="T12">of paragraph that you want to edit</text:span></text:p>
            <text:p><text:span text:style-name="T12">- Change content and click on </text:span><text:span text:style-name="T16">Save </text:span><text:span text:style-name="T12">icon in tool bar</text:span></text:p>
          </table:table-cell>
          <table:table-cell table:style-name="ce5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3">
          <table:table-cell table:style-name="ce3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45" office:value-type="string">
            <text:p>SNF_KS_6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name</text:p>
          </table:table-cell>
          <table:table-cell table:style-name="ce8" office:value-type="string">
            <text:p>Rename Page</text:p>
          </table:table-cell>
          <table:table-cell table:style-name="ce59" table:content-validation-name="val1" office:value-type="string">
            <text:p>Step 1: Rename Page</text:p>
          </table:table-cell>
          <table:table-cell table:style-name="ce5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56" office:value-type="string">
            <text:p>Selected Page is renamed and new name is displayed in toolbar and navigation tree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5">
          <table:table-cell table:style-name="ce3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45" office:value-type="string">
            <text:p>SNF_KS_6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Delete</text:p>
          </table:table-cell>
          <table:table-cell table:style-name="ce8" office:value-type="string">
            <text:p>Delete Page</text:p>
          </table:table-cell>
          <table:table-cell table:style-name="ce59" table:content-validation-name="val1" office:value-type="string">
            <text:p>Step 1: Delete Page</text:p>
          </table:table-cell>
          <table:table-cell table:style-name="ce56" office:value-type="string">
            <text:p>- Open an existing page by clicking on page name in navigation tree.</text:p>
            <text:p>- Click on <text:span text:style-name="T16">Delete </text:span><text:span text:style-name="T12">icon in toolbar</text:span></text:p>
            <text:p><text:span text:style-name="T12">- Click on </text:span><text:span text:style-name="T16">OK </text:span><text:span text:style-name="T12">button on Confirm </text:span><text:span text:style-name="T12">message form</text:span></text:p>
          </table:table-cell>
          <table:table-cell table:style-name="ce56" office:value-type="string">
            <text:p>Page is deleted successful and removed in navigation tre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4">
          <table:table-cell table:style-name="ce3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45" office:value-type="string">
            <text:p>SNF_KS_6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Move</text:p>
          </table:table-cell>
          <table:table-cell table:style-name="ce8" office:value-type="string">
            <text:p>Move Page</text:p>
          </table:table-cell>
          <table:table-cell table:style-name="ce59" table:content-validation-name="val1" office:value-type="string">
            <text:p>Step 1: Move Page</text:p>
          </table:table-cell>
          <table:table-cell table:style-name="ce59" office:value-type="string">
            <text:p>- Open an existing page by clicking on page name in navigation tree.</text:p>
            <text:p>- Click on <text:span text:style-name="T16">More</text:span><text:span text:style-name="T12"> icon on toolbar and </text:span><text:span text:style-name="T12">select </text:span><text:span text:style-name="T16">Move </text:span><text:span text:style-name="T12">action in menu</text:span></text:p>
            <text:p><text:span text:style-name="T12">- In Move form: Select new location </text:span><text:span text:style-name="T12">and click on </text:span><text:span text:style-name="T16">Move </text:span><text:span text:style-name="T12">button</text:span></text:p>
          </table:table-cell>
          <table:table-cell table:style-name="ce65" office:value-type="string">
            <text:p>Selected Page is moved and displayed in new location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48">
          <table:table-cell table:style-name="ce3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45" office:value-type="string">
            <text:p>SNF_KS_6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Watch</text:p>
          </table:table-cell>
          <table:table-cell table:style-name="ce8" office:value-type="string">
            <text:p>Watch/Unwatch Page</text:p>
          </table:table-cell>
          <table:table-cell table:style-name="ce59" table:content-validation-name="val1" office:value-type="string">
            <text:p>Step 1: Watch/Unwatch Page</text:p>
          </table:table-cell>
          <table:table-cell table:style-name="ce59" office:value-type="string">
            <text:p>- Open an existing page by clicking on page name in navigation tree.</text:p>
            <text:p>- Click on <text:span text:style-name="T16">More</text:span><text:span text:style-name="T12"> icon on toolbar and </text:span><text:span text:style-name="T12">select </text:span><text:span text:style-name="T16">Watch/Unwatch </text:span><text:span text:style-name="T12">action in </text:span><text:span text:style-name="T12">menu</text:span></text:p>
          </table:table-cell>
          <table:table-cell table:style-name="ce5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">
          <table:table-cell table:style-name="ce3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45" office:value-type="string">
            <text:p>SNF_KS_6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review</text:p>
          </table:table-cell>
          <table:table-cell table:style-name="ce8" office:value-type="string">
            <text:p>Preview Page</text:p>
          </table:table-cell>
          <table:table-cell table:style-name="ce59" table:content-validation-name="val1" office:value-type="string">
            <text:p>Step 1: Preview Page</text:p>
          </table:table-cell>
          <table:table-cell table:style-name="ce56" office:value-type="string">
            <text:p>- Click on <text:span text:style-name="T16">Add/Edi</text:span>t icon in toolbar</text:p>
            <text:p>- Input data in fields and click on <text:span text:style-name="T16">Preview </text:span><text:span text:style-name="T12">icon</text:span></text:p>
          </table:table-cell>
          <table:table-cell table:style-name="ce56" office:value-type="string">
            <text:p>Page's content is displayed in Preview form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2">
          <table:table-cell table:style-name="ce3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45" office:value-type="string">
            <text:p>SNF_KS_6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yntax_Help</text:p>
          </table:table-cell>
          <table:table-cell table:style-name="ce8" office:value-type="string">
            <text:p>Syntax Help</text:p>
          </table:table-cell>
          <table:table-cell table:style-name="ce59" table:content-validation-name="val1" office:value-type="string">
            <text:p>Step 1: Syntax Help</text:p>
          </table:table-cell>
          <table:table-cell table:style-name="ce56" office:value-type="string">
            <text:p>- Enable syntax help panel by clicking on <text:span text:style-name="T16">Help </text:span><text:span text:style-name="T12">icon in tool bar</text:span></text:p>
            <text:p><text:span text:style-name="T12">- Click on link "more" to show more </text:span><text:span text:style-name="T12">details about syntax help</text:span></text:p>
            <text:p><text:span text:style-name="T12">- Click on </text:span><text:span text:style-name="T16">Close</text:span><text:span text:style-name="T12"> icon to close </text:span><text:span text:style-name="T12">Syntax help panel</text:span></text:p>
          </table:table-cell>
          <table:table-cell table:style-name="ce56" office:value-type="string">
            <text:p>The syntax help shows common syntax that help more easier in creating page's content 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5">
          <table:table-cell table:style-name="ce3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45" office:value-type="string">
            <text:p>SNF_KS_6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59" table:content-validation-name="val1" office:value-type="string">
            <text:p>Step 1: Attachment in Page</text:p>
          </table:table-cell>
          <table:table-cell table:style-name="ce5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5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6">
          <table:table-cell table:style-name="ce3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45" office:value-type="string">
            <text:p>SNF_KS_6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age_Info</text:p>
          </table:table-cell>
          <table:table-cell table:style-name="ce8" office:value-type="string">
            <text:p>Page info</text:p>
          </table:table-cell>
          <table:table-cell table:style-name="ce59" table:content-validation-name="val1" office:value-type="string">
            <text:p>Step 1: Check Page info</text:p>
          </table:table-cell>
          <table:table-cell table:style-name="ce5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5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7">
          <table:table-cell table:style-name="ce3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45" office:value-type="string">
            <text:p>SNF_KS_6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View_Revision</text:p>
          </table:table-cell>
          <table:table-cell table:style-name="ce8" office:value-type="string">
            <text:p>View Revision</text:p>
          </table:table-cell>
          <table:table-cell table:style-name="ce59" table:content-validation-name="val1" office:value-type="string">
            <text:p>Step 1: View Revision of Page</text:p>
          </table:table-cell>
          <table:table-cell table:style-name="ce56" office:value-type="string">
            <text:p>- Open an existing page that edited in some times</text:p>
            <text:p>- Click on <text:span text:style-name="T16">View change</text:span><text:span text:style-name="T12"> link at </text:span><text:span text:style-name="T12">bottom area</text:span></text:p>
            <text:p><text:span text:style-name="T12">- In History page list: View <text:s/>a </text:span><text:span text:style-name="T12">revision by click on revision number </text:span><text:span text:style-name="T12">links </text:span></text:p>
          </table:table-cell>
          <table:table-cell table:style-name="ce56" office:value-type="string">
            <text:p>- Page's content in selected revision is displayed. </text:p>
            <text:p>- User can back to current version, view next/previous version, Restore version, Compare version by clicking on links corresponding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70">
          <table:table-cell table:style-name="ce3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45" office:value-type="string">
            <text:p>SNF_KS_7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store_Version</text:p>
          </table:table-cell>
          <table:table-cell table:style-name="ce8" office:value-type="string">
            <text:p>Restore Version</text:p>
          </table:table-cell>
          <table:table-cell table:style-name="ce59" table:content-validation-name="val1" office:value-type="string">
            <text:p>Step 1: Restore version</text:p>
          </table:table-cell>
          <table:table-cell table:style-name="ce56" office:value-type="string">
            <text:p><text:span text:style-name="T10">- Open an existing page that edited </text:span><text:span text:style-name="T10">in some times</text:span></text:p>
            <text:p><text:span text:style-name="T10">- Click on </text:span><text:span text:style-name="T20">View change</text:span><text:span text:style-name="T14"> link at </text:span><text:span text:style-name="T14">bottom area</text:span></text:p>
            <text:p><text:span text:style-name="T14">- In History page list: Click on </text:span><text:span text:style-name="T20">Restore </text:span><text:span text:style-name="T14">link corresponding of </text:span><text:span text:style-name="T14">version (except last version)</text:span></text:p>
          </table:table-cell>
          <table:table-cell table:style-name="ce56" office:value-type="string">
            <text:p>- Selected version is restored <text:s/>as the current one</text:p>
            <text:p>- The total number of revision in page is increased to 1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6">
          <table:table-cell table:style-name="ce3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45" office:value-type="string">
            <text:p>SNF_KS_7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ompare_Version</text:p>
          </table:table-cell>
          <table:table-cell table:style-name="ce8" office:value-type="string">
            <text:p>Compare Version</text:p>
          </table:table-cell>
          <table:table-cell table:style-name="ce59" table:content-validation-name="val1" office:value-type="string">
            <text:p>Step 1: Compare version</text:p>
          </table:table-cell>
          <table:table-cell table:style-name="ce56" office:value-type="string">
            <text:p><text:span text:style-name="T10">- Open an existing page that edited </text:span><text:span text:style-name="T10">in some times</text:span></text:p>
            <text:p><text:span text:style-name="T10">- Click on </text:span><text:span text:style-name="T20">View change</text:span><text:span text:style-name="T14"> link at </text:span><text:span text:style-name="T14">bottom area</text:span></text:p>
            <text:p><text:span text:style-name="T14">- In History page list: Tick on 2 </text:span><text:span text:style-name="T14">check boxes corresponding of </text:span><text:span text:style-name="T14">version that you want to compare</text:span></text:p>
            <text:p><text:span text:style-name="T14">- Click on </text:span><text:span text:style-name="T20">Compare </text:span><text:span text:style-name="T14">button</text:span></text:p>
          </table:table-cell>
          <table:table-cell table:style-name="ce56" office:value-type="string">
            <text:p>- Version Compare screen is displayed. This screen is shown different <text:s/>between selected version.</text:p>
            <text:p>- You can back to History page list by clicking on link corresponding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71">
          <table:table-cell table:style-name="ce3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45" office:value-type="string">
            <text:p>SNF_KS_7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Quick_Search</text:p>
          </table:table-cell>
          <table:table-cell table:style-name="ce8" office:value-type="string">
            <text:p>Quick search</text:p>
          </table:table-cell>
          <table:table-cell table:style-name="ce59" table:content-validation-name="val1" office:value-type="string">
            <text:p>Step 1: Quick Search</text:p>
          </table:table-cell>
          <table:table-cell table:style-name="ce56" office:value-type="string">
            <text:p>- Input keyword matched with properties of existing pages into Search box</text:p>
            <text:p>- Hit <text:span text:style-name="T16">Enter</text:span><text:span text:style-name="T12"> key</text:span></text:p>
          </table:table-cell>
          <table:table-cell table:style-name="ce56" office:value-type="string">
            <text:p>The Search Screen is displayed with search criteria form and the results matching keyword into search box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72">
          <table:table-cell table:style-name="ce3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45" office:value-type="string">
            <text:p>SNF_KS_7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dvanced_Search</text:p>
          </table:table-cell>
          <table:table-cell table:style-name="ce8" office:value-type="string">
            <text:p>Advanced search</text:p>
          </table:table-cell>
          <table:table-cell table:style-name="ce59" table:content-validation-name="val1" office:value-type="string">
            <text:p>Step 1: Advanced Search</text:p>
          </table:table-cell>
          <table:table-cell table:style-name="ce56" office:value-type="string">
            <text:p><text:span text:style-name="T10">- Open Search screen by executing </text:span><text:span text:style-name="T10">quick search</text:span></text:p>
            <text:p><text:span text:style-name="T10">- In Search screen</text:span><text:span text:style-name="T14"> form: input </text:span><text:span text:style-name="T14">keyword, select space in drop </text:span><text:span text:style-name="T14">down list and click on </text:span><text:span text:style-name="T20">Search </text:span><text:span text:style-name="T14">button</text:span></text:p>
          </table:table-cell>
          <table:table-cell table:style-name="ce56" office:value-type="string">
            <text:p>Search result will list pages that matched with keyword and selected space</text:p>
          </table:table-cell>
          <table:table-cell table:style-name="ce78" office:value-type="string">
            <text:p>High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20">
          <table:table-cell table:style-name="ce3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45" office:value-type="string">
            <text:p>SNF_KS_7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etting_ Edit_Mode</text:p>
          </table:table-cell>
          <table:table-cell table:style-name="ce8" office:value-type="string">
            <text:p>Setting Edit Mode</text:p>
          </table:table-cell>
          <table:table-cell table:style-name="ce59" table:content-validation-name="val1" office:value-type="string">
            <text:p>Step 1: Setting Edit Mode</text:p>
          </table:table-cell>
          <table:table-cell table:style-name="ce56" office:value-type="string">
            <text:p>- Go to edit mode of Wiki porlet</text:p>
            <text:p>- In Edit mode tab: Select show/hide Navigation tree and Breadcrumb</text:p>
            <text:p>- Click <text:span text:style-name="T16">Save </text:span><text:span text:style-name="T12">button</text:span></text:p>
          </table:table-cell>
          <table:table-cell table:style-name="ce56" office:value-type="string">
            <text:p>Navigation tree &amp; Breadcrumb is shown/hidden in Wiki Porlet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66">
          <table:table-cell table:style-name="ce3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45" office:value-type="string">
            <text:p>SNF_KS_7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pace_Setting</text:p>
          </table:table-cell>
          <table:table-cell table:style-name="ce8" office:value-type="string">
            <text:p>Space Setting</text:p>
          </table:table-cell>
          <table:table-cell table:style-name="ce59" table:content-validation-name="val1" office:value-type="string">
            <text:p>Step 1: Space Setting</text:p>
          </table:table-cell>
          <table:table-cell table:style-name="ce56" office:value-type="string">
            <text:p>- Click on <text:span text:style-name="T16">Browse </text:span><text:span text:style-name="T12">at top right and </text:span><text:span text:style-name="T12">select </text:span><text:span text:style-name="T16">Space Settings </text:span><text:span text:style-name="T12">action</text:span></text:p>
            <text:p><text:span text:style-name="T12">- In Space Setting form: Select </text:span><text:span text:style-name="T12">default syntax in drop down list and </text:span><text:span text:style-name="T12">tick on </text:span><text:span text:style-name="T16">Allow user to choose </text:span><text:span text:style-name="T16">other syntaxes </text:span><text:span text:style-name="T12">check box</text:span></text:p>
            <text:p><text:span text:style-name="T12">- Click on </text:span><text:span text:style-name="T16">Save </text:span><text:span text:style-name="T12">button</text:span></text:p>
          </table:table-cell>
          <table:table-cell table:style-name="ce56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73">
          <table:table-cell table:style-name="ce3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45" office:value-type="string">
            <text:p>SNF_KS_7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Navigation </text:p>
          </table:table-cell>
          <table:table-cell table:style-name="ce8" office:value-type="string">
            <text:p>Navigation Tree</text:p>
          </table:table-cell>
          <table:table-cell table:style-name="ce59" table:content-validation-name="val1" office:value-type="string">
            <text:p>Step 1: Check Navigation tree</text:p>
          </table:table-cell>
          <table:table-cell table:style-name="ce56" office:value-type="string">
            <text:p>- Focus in Navigation tree at left pane</text:p>
            <text:p/>
          </table:table-cell>
          <table:table-cell table:style-name="ce56" office:value-type="string">
            <text:p>- There are 3 types of spaces (Portal, Group, User) in navigation</text:p>
            <text:p>- Each page added as a sub-page in current one</text:p>
            <text:p>- Each page can have sub-pages inside it</text:p>
          </table:table-cell>
          <table:table-cell table:style-name="ce78" office:value-type="string">
            <text:p>Medium</text:p>
          </table:table-cell>
          <table:table-cell table:style-name="ce56"/>
          <table:table-cell table:style-name="ce52" table:number-columns-repeated="10"/>
          <table:table-cell table:number-columns-repeated="1004"/>
        </table:table-row>
        <table:table-row table:style-name="ro1" table:number-rows-repeated="10">
          <table:table-cell table:style-name="ce38" table:number-columns-repeated="2"/>
          <table:table-cell table:number-columns-repeated="4"/>
          <table:table-cell table:style-name="ce63"/>
          <table:table-cell/>
          <table:table-cell table:style-name="ce79"/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0"/>
        <table:table-column table:style-name="co15" table:default-cell-style-name="ce72"/>
        <table:table-column table:style-name="co16" table:default-cell-style-name="ce73"/>
        <table:table-column table:style-name="co17" table:default-cell-style-name="ce71"/>
        <table:table-column table:style-name="co3" table:default-cell-style-name="ce77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13">Product version: KS 2.0.1</text:span>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1">
          <table:covered-table-cell table:style-name="ce67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76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6"/>
        </table:table-row>
        <table:table-row table:style-name="ro68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36]=[.$A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36]=[.$A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36]=[.$A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36]=[.$A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5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36]=[.$A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6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36]=[.$A9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7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36]=[.$A1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36]=[.$A11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9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36]=[.$A1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0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36]=[.$A1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1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36]=[.$A1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36]=[.$A1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36]=[.$A1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36]=[.$A1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36]=[.$A1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36]=[.$A1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36]=[.$A2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36]=[.$A2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36]=[.$A2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36]=[.$A2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36]=[.$A2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36]=[.$A2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36]=[.$A2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36]=[.$A2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36]=[.$A2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36]=[.$A2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36]=[.$A3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36]=[.$A31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36]=[.$A3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36]=[.$A3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36]=[.$A3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36]=[.$A3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36]=[.$A3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36]=[.$A3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36]=[.$A3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36]=[.$A3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36]=[.$A4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73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36]=[.$A4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36]=[.$A4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73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36]=[.$A4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7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36]=[.$A4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36]=[.$A45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36]=[.$A4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7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36]=[.$A4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7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36]=[.$A4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73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36]=[.$A4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73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36]=[.$A5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73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36]=[.$A5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7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36]=[.$A5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73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36]=[.$A5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73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36]=[.$A5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7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36]=[.$A5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36]=[.$A56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7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36]=[.$A5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7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36]=[.$A5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73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36]=[.$A5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7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Plain Text Editor</text:p>
          </table:table-cell>
          <table:table-cell/>
          <table:table-cell table:formula="of:=SUMPRODUCT(([SniffTest.B$5:SniffTest.B$1036]=[.$A6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8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Rich Text Editor</text:p>
          </table:table-cell>
          <table:table-cell/>
          <table:table-cell table:formula="of:=SUMPRODUCT(([SniffTest.B$5:SniffTest.B$1036]=[.$A6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9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5" office:value-type="string">
            <text:p>Edit Full Page</text:p>
          </table:table-cell>
          <table:table-cell/>
          <table:table-cell table:formula="of:=SUMPRODUCT(([SniffTest.B$5:SniffTest.B$1036]=[.$A6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0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4" office:value-type="string">
            <text:p>Edit Paragraph in Page</text:p>
          </table:table-cell>
          <table:table-cell/>
          <table:table-cell table:formula="of:=SUMPRODUCT(([SniffTest.B$5:SniffTest.B$1036]=[.$A6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1</text:p>
          </table:table-cell>
          <table:table-cell office:value-type="string">
            <text:p>Wiki</text:p>
          </table:table-cell>
          <table:table-cell table:style-name="ce73" office:value-type="string">
            <text:p>Rename </text:p>
          </table:table-cell>
          <table:table-cell table:style-name="ce74" office:value-type="string">
            <text:p>Rename Page</text:p>
          </table:table-cell>
          <table:table-cell/>
          <table:table-cell table:formula="of:=SUMPRODUCT(([SniffTest.B$5:SniffTest.B$1036]=[.$A6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2</text:p>
          </table:table-cell>
          <table:table-cell office:value-type="string">
            <text:p>Wiki</text:p>
          </table:table-cell>
          <table:table-cell table:style-name="ce73" office:value-type="string">
            <text:p>Delete Page</text:p>
          </table:table-cell>
          <table:table-cell table:style-name="ce74" office:value-type="string">
            <text:p>Delete Page</text:p>
          </table:table-cell>
          <table:table-cell/>
          <table:table-cell table:formula="of:=SUMPRODUCT(([SniffTest.B$5:SniffTest.B$1036]=[.$A6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3</text:p>
          </table:table-cell>
          <table:table-cell office:value-type="string">
            <text:p>Wiki</text:p>
          </table:table-cell>
          <table:table-cell table:style-name="ce73" office:value-type="string">
            <text:p>Move Page</text:p>
          </table:table-cell>
          <table:table-cell table:style-name="ce74" office:value-type="string">
            <text:p>Move Page</text:p>
          </table:table-cell>
          <table:table-cell/>
          <table:table-cell table:formula="of:=SUMPRODUCT(([SniffTest.B$5:SniffTest.B$1036]=[.$A6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4</text:p>
          </table:table-cell>
          <table:table-cell office:value-type="string">
            <text:p>Wiki</text:p>
          </table:table-cell>
          <table:table-cell table:style-name="ce73" office:value-type="string">
            <text:p>Watch/Unwatch Page</text:p>
          </table:table-cell>
          <table:table-cell table:style-name="ce74" office:value-type="string">
            <text:p>Watch/Unwatch Page</text:p>
          </table:table-cell>
          <table:table-cell/>
          <table:table-cell table:formula="of:=SUMPRODUCT(([SniffTest.B$5:SniffTest.B$1036]=[.$A6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5</text:p>
          </table:table-cell>
          <table:table-cell office:value-type="string">
            <text:p>Wiki</text:p>
          </table:table-cell>
          <table:table-cell table:style-name="ce73" office:value-type="string">
            <text:p>Preview Page</text:p>
          </table:table-cell>
          <table:table-cell table:style-name="ce74" office:value-type="string">
            <text:p>Preview Page</text:p>
          </table:table-cell>
          <table:table-cell/>
          <table:table-cell table:formula="of:=SUMPRODUCT(([SniffTest.B$5:SniffTest.B$1036]=[.$A6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6</text:p>
          </table:table-cell>
          <table:table-cell office:value-type="string">
            <text:p>Wiki</text:p>
          </table:table-cell>
          <table:table-cell table:style-name="ce73" office:value-type="string">
            <text:p>Syntax Help</text:p>
          </table:table-cell>
          <table:table-cell table:style-name="ce74" office:value-type="string">
            <text:p>Syntax Help</text:p>
          </table:table-cell>
          <table:table-cell/>
          <table:table-cell table:formula="of:=SUMPRODUCT(([SniffTest.B$5:SniffTest.B$1036]=[.$A69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7</text:p>
          </table:table-cell>
          <table:table-cell office:value-type="string">
            <text:p>Wiki</text:p>
          </table:table-cell>
          <table:table-cell table:style-name="ce73" office:value-type="string">
            <text:p>Attachent</text:p>
          </table:table-cell>
          <table:table-cell table:style-name="ce74" office:value-type="string">
            <text:p>Attachment</text:p>
          </table:table-cell>
          <table:table-cell/>
          <table:table-cell table:formula="of:=SUMPRODUCT(([SniffTest.B$5:SniffTest.B$1036]=[.$A7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8</text:p>
          </table:table-cell>
          <table:table-cell office:value-type="string">
            <text:p>Wiki</text:p>
          </table:table-cell>
          <table:table-cell table:style-name="ce73" office:value-type="string">
            <text:p>Page ifo</text:p>
          </table:table-cell>
          <table:table-cell table:style-name="ce74" office:value-type="string">
            <text:p>Page info</text:p>
          </table:table-cell>
          <table:table-cell/>
          <table:table-cell table:formula="of:=SUMPRODUCT(([SniffTest.B$5:SniffTest.B$1036]=[.$A7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9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View Revision</text:p>
          </table:table-cell>
          <table:table-cell/>
          <table:table-cell table:formula="of:=SUMPRODUCT(([SniffTest.B$5:SniffTest.B$1036]=[.$A7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0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<text:span text:style-name="T3">Restore Versi</text:span></text:p>
          </table:table-cell>
          <table:table-cell/>
          <table:table-cell table:formula="of:=SUMPRODUCT(([SniffTest.B$5:SniffTest.B$1036]=[.$A7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1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Compare Version</text:p>
          </table:table-cell>
          <table:table-cell/>
          <table:table-cell table:formula="of:=SUMPRODUCT(([SniffTest.B$5:SniffTest.B$1036]=[.$A7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2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/>
          <table:table-cell table:formula="of:=SUMPRODUCT(([SniffTest.B$5:SniffTest.B$1036]=[.$A7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3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/>
          <table:table-cell table:formula="of:=SUMPRODUCT(([SniffTest.B$5:SniffTest.B$1036]=[.$A7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4</text:p>
          </table:table-cell>
          <table:table-cell office:value-type="string">
            <text:p>Wiki</text:p>
          </table:table-cell>
          <table:table-cell table:style-name="ce74" office:value-type="string">
            <text:p>Setting Edit Mode</text:p>
          </table:table-cell>
          <table:table-cell table:style-name="ce74" office:value-type="string">
            <text:p>Setting Edit Mode</text:p>
          </table:table-cell>
          <table:table-cell/>
          <table:table-cell table:formula="of:=SUMPRODUCT(([SniffTest.B$5:SniffTest.B$1036]=[.$A7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5</text:p>
          </table:table-cell>
          <table:table-cell office:value-type="string">
            <text:p>Wiki</text:p>
          </table:table-cell>
          <table:table-cell table:style-name="ce74" office:value-type="string">
            <text:p>Space Setting</text:p>
          </table:table-cell>
          <table:table-cell table:style-name="ce74" office:value-type="string">
            <text:p>Space Setting</text:p>
          </table:table-cell>
          <table:table-cell/>
          <table:table-cell table:formula="of:=SUMPRODUCT(([SniffTest.B$5:SniffTest.B$1036]=[.$A7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6</text:p>
          </table:table-cell>
          <table:table-cell office:value-type="string">
            <text:p>Wiki</text:p>
          </table:table-cell>
          <table:table-cell table:style-name="ce74" office:value-type="string">
            <text:p>Navigation Tree</text:p>
          </table:table-cell>
          <table:table-cell table:style-name="ce74" office:value-type="string">
            <text:p>Navigation Tree</text:p>
          </table:table-cell>
          <table:table-cell/>
          <table:table-cell table:formula="of:=SUMPRODUCT(([SniffTest.B$5:SniffTest.B$1036]=[.$A79])*([SniffTest.A$5:SniffTest.A$103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4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09T14:59:56</dc:date>
    <meta:printed-by>Thanh Cong Nguyen</meta:printed-by>
    <meta:print-date>2009-03-06T17:07:42</meta:print-date>
    <dc:language>en-US</dc:language>
    <meta:editing-cycles>222</meta:editing-cycles>
    <meta:editing-duration>PT217H28M32S</meta:editing-duration>
    <meta:document-statistic meta:table-count="3" meta:cell-count="1407" meta:object-count="0"/>
    <meta:user-defined meta:name="Info 1"/>
    <meta:user-defined meta:name="Info 2"/>
    <meta:user-defined meta:name="Info 3"/>
    <meta:user-defined meta:name="Info 4"/>
  </office:meta>
</office:document-meta>
</file>